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319cm" svg:height="10.205cm" svg:x="51.931cm" svg:y="1.084cm">
            <draw:object draw:notify-on-update-of-ranges="Sheet1.I9:Sheet1.I9 Sheet1.J9:Sheet1.R9 Sheet1.I10:Sheet1.I10 Sheet1.J10:Sheet1.R10 Sheet1.I11:Sheet1.I11 Sheet1.J11:Sheet1.R11 Sheet1.I12:Sheet1.I12 Sheet1.J12:Sheet1.R12 Sheet1.I13:Sheet1.I13 Sheet1.J13:Sheet1.R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312cm" svg:height="9.79cm" svg:x="51.938cm" svg:y="12.607cm">
            <draw:object draw:notify-on-update-of-ranges="Sheet1.I16:Sheet1.I16 Sheet1.J16:Sheet1.R16 Sheet1.I17:Sheet1.I17 Sheet1.J17:Sheet1.R17 Sheet1.I18:Sheet1.I18 Sheet1.J18:Sheet1.R18 Sheet1.I19:Sheet1.I19 Sheet1.J19:Sheet1.R19 Sheet1.I20:Sheet1.I20 Sheet1.J20:Sheet1.R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341cm" svg:height="10.15cm" svg:x="51.909cm" svg:y="23.625cm">
            <draw:object draw:notify-on-update-of-ranges="Sheet1.I23:Sheet1.I23 Sheet1.J23:Sheet1.R23 Sheet1.I24:Sheet1.I24 Sheet1.J24:Sheet1.R24 Sheet1.I25:Sheet1.I25 Sheet1.J25:Sheet1.R25 Sheet1.I26:Sheet1.I26 Sheet1.J26:Sheet1.R26 Sheet1.I27:Sheet1.I27 Sheet1.J27:Sheet1.R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359cm" svg:height="10.693cm" svg:x="51.845cm" svg:y="34.507cm">
            <draw:object draw:notify-on-update-of-ranges="Sheet1.I30:Sheet1.I30 Sheet1.J30:Sheet1.R30 Sheet1.I31:Sheet1.I31 Sheet1.J31:Sheet1.R31 Sheet1.I32:Sheet1.I32 Sheet1.J32:Sheet1.R32 Sheet1.I33:Sheet1.I33 Sheet1.J33:Sheet1.R33 Sheet1.I34:Sheet1.I34 Sheet1.J34:Sheet1.R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.359cm" svg:height="10.693cm" svg:x="26.726cm" svg:y="35.087cm">
            <draw:object draw:notify-on-update-of-ranges="Sheet1.I38:Sheet1.I38 Sheet1.J38:Sheet1.R38 Sheet1.I39:Sheet1.I39 Sheet1.J39:Sheet1.R39 Sheet1.I40:Sheet1.I40 Sheet1.J40:Sheet1.R40 Sheet1.I41:Sheet1.I41 Sheet1.J41:Sheet1.R41 Sheet1.I42:Sheet1.I42 Sheet1.J42:Sheet1.R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.359cm" svg:height="10.693cm" svg:x="20.875cm" svg:y="23.211cm">
            <draw:object draw:notify-on-update-of-ranges="Sheet1.I45:Sheet1.I45 Sheet1.J45:Sheet1.R45 Sheet1.I46:Sheet1.I46 Sheet1.J46:Sheet1.R46 Sheet1.I47:Sheet1.I47 Sheet1.J47:Sheet1.R47 Sheet1.I48:Sheet1.I48 Sheet1.J48:Sheet1.R48 Sheet1.I49:Sheet1.I49 Sheet1.J49:Sheet1.R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Iteracione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Aptitud</text:p>
          </table:table-cell>
          <table:table-cell office:value-type="string" calcext:value-type="string">
            <text:p>Iteracione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Aptitu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82.4333333333" calcext:value-type="float">
            <text:p>82.4333333333</text:p>
          </table:table-cell>
          <table:table-cell office:value-type="float" office:value="0.593234952291" calcext:value-type="float">
            <text:p>0.5932349523</text:p>
          </table:table-cell>
          <table:table-cell office:value-type="float" office:value="0.513377488258" calcext:value-type="float">
            <text:p>0.5133774883</text:p>
          </table:table-cell>
          <table:table-cell office:value-type="float" office:value="22.5546496808" calcext:value-type="float">
            <text:p>22.5546496808</text:p>
          </table:table-cell>
          <table:table-cell office:value-type="float" office:value="0.160540983213" calcext:value-type="float">
            <text:p>0.1605409832</text:p>
          </table:table-cell>
          <table:table-cell office:value-type="float" office:value="0.138382775686" calcext:value-type="float">
            <text:p>0.13838277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0.966666666667" calcext:value-type="float">
            <text:p>0.9666666667</text:p>
          </table:table-cell>
          <table:table-cell office:value-type="float" office:value="0.750585985184" calcext:value-type="float">
            <text:p>0.7505859852</text:p>
          </table:table-cell>
          <table:table-cell office:value-type="float" office:value="0.513372488952" calcext:value-type="float">
            <text:p>0.513372489</text:p>
          </table:table-cell>
          <table:table-cell office:value-type="float" office:value="0.179505493571" calcext:value-type="float">
            <text:p>0.1795054936</text:p>
          </table:table-cell>
          <table:table-cell office:value-type="float" office:value="0.140858697347" calcext:value-type="float">
            <text:p>0.1408586973</text:p>
          </table:table-cell>
          <table:table-cell office:value-type="float" office:value="0.138374793654" calcext:value-type="float">
            <text:p>0.13837479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0663085301717" calcext:value-type="float">
            <text:p>0.0663085302</text:p>
          </table:table-cell>
          <table:table-cell office:value-type="float" office:value="0.866450941644" calcext:value-type="float">
            <text:p>0.8664509416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0126289571519" calcext:value-type="float">
            <text:p>0.0126289572</text:p>
          </table:table-cell>
          <table:table-cell office:value-type="float" office:value="0.231729578829" calcext:value-type="float">
            <text:p>0.23172957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196.533333333" calcext:value-type="float">
            <text:p>196.533333333</text:p>
          </table:table-cell>
          <table:table-cell office:value-type="float" office:value="0.264511664708" calcext:value-type="float">
            <text:p>0.2645116647</text:p>
          </table:table-cell>
          <table:table-cell office:value-type="float" office:value="0.848088581152" calcext:value-type="float">
            <text:p>0.8480885812</text:p>
          </table:table-cell>
          <table:table-cell office:value-type="float" office:value="43.7010551614" calcext:value-type="float">
            <text:p>43.7010551614</text:p>
          </table:table-cell>
          <table:table-cell office:value-type="float" office:value="0.0589207288397" calcext:value-type="float">
            <text:p>0.0589207288</text:p>
          </table:table-cell>
          <table:table-cell office:value-type="float" office:value="0.291581556289" calcext:value-type="float">
            <text:p>0.29158155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3.8666666667" calcext:value-type="float">
            <text:p>93.8666666667</text:p>
          </table:table-cell>
          <table:table-cell office:value-type="float" office:value="1.62198859056" calcext:value-type="float">
            <text:p>1.6219885906</text:p>
          </table:table-cell>
          <table:table-cell office:value-type="float" office:value="0.187202082272" calcext:value-type="float">
            <text:p>0.1872020823</text:p>
          </table:table-cell>
          <table:table-cell office:value-type="float" office:value="17.6422472743" calcext:value-type="float">
            <text:p>17.6422472743</text:p>
          </table:table-cell>
          <table:table-cell office:value-type="float" office:value="0.314585774467" calcext:value-type="float">
            <text:p>0.3145857745</text:p>
          </table:table-cell>
          <table:table-cell office:value-type="float" office:value="0.0348231851576" calcext:value-type="float">
            <text:p>0.0348231852</text:p>
          </table:table-cell>
          <table:table-cell table:number-columns-repeated="2"/>
          <table:table-cell office:value-type="string" calcext:value-type="string">
            <text:p>Media de iteraci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3.4" calcext:value-type="float">
            <text:p>13.4</text:p>
          </table:table-cell>
          <table:table-cell office:value-type="float" office:value="2.61943605741" calcext:value-type="float">
            <text:p>2.6194360574</text:p>
          </table:table-cell>
          <table:table-cell office:value-type="float" office:value="0.186942483638" calcext:value-type="float">
            <text:p>0.1869424836</text:p>
          </table:table-cell>
          <table:table-cell office:value-type="float" office:value="3.88672955924" calcext:value-type="float">
            <text:p>3.8867295592</text:p>
          </table:table-cell>
          <table:table-cell office:value-type="float" office:value="0.678997869356" calcext:value-type="float">
            <text:p>0.6789978694</text:p>
          </table:table-cell>
          <table:table-cell office:value-type="float" office:value="0.0347761063765" calcext:value-type="float">
            <text:p>0.03477610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15257636706" calcext:value-type="float">
            <text:p>0.1525763671</text:p>
          </table:table-cell>
          <table:table-cell office:value-type="float" office:value="0.331531090842" calcext:value-type="float">
            <text:p>0.3315310908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0418025368281" calcext:value-type="float">
            <text:p>0.0418025368</text:p>
          </table:table-cell>
          <table:table-cell office:value-type="float" office:value="0.0817652700873" calcext:value-type="float">
            <text:p>0.0817652701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82.4333333333" calcext:value-type="float">
            <text:p>82.4333333333</text:p>
          </table:table-cell>
          <table:table-cell office:value-type="float" office:value="93.8666666667" calcext:value-type="float">
            <text:p>93.8666666667</text:p>
          </table:table-cell>
          <table:table-cell office:value-type="float" office:value="92.7" calcext:value-type="float">
            <text:p>92.7</text:p>
          </table:table-cell>
          <table:table-cell office:value-type="float" office:value="92.2333333333" calcext:value-type="float">
            <text:p>92.2333333333</text:p>
          </table:table-cell>
          <table:table-cell office:value-type="float" office:value="91" calcext:value-type="float">
            <text:p>91</text:p>
          </table:table-cell>
          <table:table-cell office:value-type="float" office:value="91.5333333333" calcext:value-type="float">
            <text:p>91.5333333333</text:p>
          </table:table-cell>
          <table:table-cell office:value-type="float" office:value="90.0333333333" calcext:value-type="float">
            <text:p>90.0333333333</text:p>
          </table:table-cell>
          <table:table-cell office:value-type="float" office:value="90.5666666667" calcext:value-type="float">
            <text:p>90.5666666667</text:p>
          </table:table-cell>
          <table:table-cell office:value-type="float" office:value="89.6333333333" calcext:value-type="float">
            <text:p>89.6333333333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322.933333333" calcext:value-type="float">
            <text:p>322.933333333</text:p>
          </table:table-cell>
          <table:table-cell office:value-type="float" office:value="0.492963965734" calcext:value-type="float">
            <text:p>0.4929639657</text:p>
          </table:table-cell>
          <table:table-cell office:value-type="float" office:value="0.15501530102" calcext:value-type="float">
            <text:p>0.155015301</text:p>
          </table:table-cell>
          <table:table-cell office:value-type="float" office:value="74.8037135145" calcext:value-type="float">
            <text:p>74.8037135145</text:p>
          </table:table-cell>
          <table:table-cell office:value-type="float" office:value="0.109266897745" calcext:value-type="float">
            <text:p>0.1092668977</text:p>
          </table:table-cell>
          <table:table-cell office:value-type="float" office:value="0.0775279627865" calcext:value-type="float">
            <text:p>0.0775279628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966666666667" calcext:value-type="float">
            <text:p>0.9666666667</text:p>
          </table:table-cell>
          <table:table-cell office:value-type="float" office:value="13.4" calcext:value-type="float">
            <text:p>13.4</text:p>
          </table:table-cell>
          <table:table-cell office:value-type="float" office:value="15.2666666667" calcext:value-type="float">
            <text:p>15.2666666667</text:p>
          </table:table-cell>
          <table:table-cell office:value-type="float" office:value="18.5" calcext:value-type="float">
            <text:p>18.5</text:p>
          </table:table-cell>
          <table:table-cell office:value-type="float" office:value="16.9666666667" calcext:value-type="float">
            <text:p>16.9666666667</text:p>
          </table:table-cell>
          <table:table-cell office:value-type="float" office:value="19.8" calcext:value-type="float">
            <text:p>19.8</text:p>
          </table:table-cell>
          <table:table-cell office:value-type="float" office:value="19.2666666667" calcext:value-type="float">
            <text:p>19.2666666667</text:p>
          </table:table-cell>
          <table:table-cell office:value-type="float" office:value="18.2" calcext:value-type="float">
            <text:p>18.2</text:p>
          </table:table-cell>
          <table:table-cell office:value-type="float" office:value="20.6333333333" calcext:value-type="float">
            <text:p>20.633333333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string" calcext:value-type="string">
            <text:p>Mehrotra</text:p>
          </table:table-cell>
          <table:table-cell table:number-columns-repeated="9" office:value-type="float" office:value="1.93333333333" calcext:value-type="float">
            <text:p>1.9333333333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2.7" calcext:value-type="float">
            <text:p>92.7</text:p>
          </table:table-cell>
          <table:table-cell office:value-type="float" office:value="2.56744925976" calcext:value-type="float">
            <text:p>2.5674492598</text:p>
          </table:table-cell>
          <table:table-cell office:value-type="float" office:value="0.182793965259" calcext:value-type="float">
            <text:p>0.1827939653</text:p>
          </table:table-cell>
          <table:table-cell office:value-type="float" office:value="17.6335853794" calcext:value-type="float">
            <text:p>17.6335853794</text:p>
          </table:table-cell>
          <table:table-cell office:value-type="float" office:value="0.497061523898" calcext:value-type="float">
            <text:p>0.4970615239</text:p>
          </table:table-cell>
          <table:table-cell office:value-type="float" office:value="0.0339553299195" calcext:value-type="float">
            <text:p>0.0339553299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196.533333333" calcext:value-type="float">
            <text:p>196.533333333</text:p>
          </table:table-cell>
          <table:table-cell office:value-type="float" office:value="322.933333333" calcext:value-type="float">
            <text:p>322.933333333</text:p>
          </table:table-cell>
          <table:table-cell office:value-type="float" office:value="453.066666667" calcext:value-type="float">
            <text:p>453.066666667</text:p>
          </table:table-cell>
          <table:table-cell office:value-type="float" office:value="501.2" calcext:value-type="float">
            <text:p>501.2</text:p>
          </table:table-cell>
          <table:table-cell office:value-type="float" office:value="542.5" calcext:value-type="float">
            <text:p>542.5</text:p>
          </table:table-cell>
          <table:table-cell office:value-type="float" office:value="547.1" calcext:value-type="float">
            <text:p>547.1</text:p>
          </table:table-cell>
          <table:table-cell office:value-type="float" office:value="538.1" calcext:value-type="float">
            <text:p>538.1</text:p>
          </table:table-cell>
          <table:table-cell office:value-type="float" office:value="555.066666667" calcext:value-type="float">
            <text:p>555.066666667</text:p>
          </table:table-cell>
          <table:table-cell office:value-type="float" office:value="548.666666667" calcext:value-type="float">
            <text:p>548.666666667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5.2666666667" calcext:value-type="float">
            <text:p>15.2666666667</text:p>
          </table:table-cell>
          <table:table-cell office:value-type="float" office:value="3.60327382088" calcext:value-type="float">
            <text:p>3.6032738209</text:p>
          </table:table-cell>
          <table:table-cell office:value-type="float" office:value="0.18243456838" calcext:value-type="float">
            <text:p>0.1824345684</text:p>
          </table:table-cell>
          <table:table-cell office:value-type="float" office:value="5.03940031706" calcext:value-type="float">
            <text:p>5.0394003171</text:p>
          </table:table-cell>
          <table:table-cell office:value-type="float" office:value="1.07636283249" calcext:value-type="float">
            <text:p>1.0763628325</text:p>
          </table:table-cell>
          <table:table-cell office:value-type="float" office:value="0.0338886924344" calcext:value-type="float">
            <text:p>0.03388869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213250088692" calcext:value-type="float">
            <text:p>0.2132500887</text:p>
          </table:table-cell>
          <table:table-cell office:value-type="float" office:value="0.246687386956" calcext:value-type="float">
            <text:p>0.246687387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0504390914352" calcext:value-type="float">
            <text:p>0.0504390914</text:p>
          </table:table-cell>
          <table:table-cell office:value-type="float" office:value="0.0570236643353" calcext:value-type="float">
            <text:p>0.0570236643</text:p>
          </table:table-cell>
          <table:table-cell table:number-columns-repeated="2"/>
          <table:table-cell office:value-type="string" calcext:value-type="string">
            <text:p>Media de la función obje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453.066666667" calcext:value-type="float">
            <text:p>453.066666667</text:p>
          </table:table-cell>
          <table:table-cell office:value-type="float" office:value="0.676113732656" calcext:value-type="float">
            <text:p>0.6761137327</text:p>
          </table:table-cell>
          <table:table-cell office:value-type="float" office:value="0.150970592284" calcext:value-type="float">
            <text:p>0.1509705923</text:p>
          </table:table-cell>
          <table:table-cell office:value-type="float" office:value="107.322546042" calcext:value-type="float">
            <text:p>107.322546042</text:p>
          </table:table-cell>
          <table:table-cell office:value-type="float" office:value="0.15605079079" calcext:value-type="float">
            <text:p>0.1560507908</text:p>
          </table:table-cell>
          <table:table-cell office:value-type="float" office:value="0.0754903327304" calcext:value-type="float">
            <text:p>0.075490332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Primal-Dual</text:p>
          </table:table-cell>
          <table:table-cell office:value-type="float" office:value="0.513377488258" calcext:value-type="float">
            <text:p>0.5133774883</text:p>
          </table:table-cell>
          <table:table-cell office:value-type="float" office:value="0.187202082272" calcext:value-type="float">
            <text:p>0.1872020823</text:p>
          </table:table-cell>
          <table:table-cell office:value-type="float" office:value="0.182793965259" calcext:value-type="float">
            <text:p>0.1827939653</text:p>
          </table:table-cell>
          <table:table-cell office:value-type="float" office:value="0.180678355508" calcext:value-type="float">
            <text:p>0.1806783555</text:p>
          </table:table-cell>
          <table:table-cell office:value-type="float" office:value="0.179222313114" calcext:value-type="float">
            <text:p>0.1792223131</text:p>
          </table:table-cell>
          <table:table-cell office:value-type="float" office:value="0.17806661993" calcext:value-type="float">
            <text:p>0.1780666199</text:p>
          </table:table-cell>
          <table:table-cell office:value-type="float" office:value="0.177460002794" calcext:value-type="float">
            <text:p>0.1774600028</text:p>
          </table:table-cell>
          <table:table-cell office:value-type="float" office:value="0.17656355988" calcext:value-type="float">
            <text:p>0.1765635599</text:p>
          </table:table-cell>
          <table:table-cell office:value-type="float" office:value="0.176046070565" calcext:value-type="float">
            <text:p>0.1760460706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2.2333333333" calcext:value-type="float">
            <text:p>92.2333333333</text:p>
          </table:table-cell>
          <table:table-cell office:value-type="float" office:value="3.72367955049" calcext:value-type="float">
            <text:p>3.7236795505</text:p>
          </table:table-cell>
          <table:table-cell office:value-type="float" office:value="0.180678355508" calcext:value-type="float">
            <text:p>0.1806783555</text:p>
          </table:table-cell>
          <table:table-cell office:value-type="float" office:value="17.4043736521" calcext:value-type="float">
            <text:p>17.4043736521</text:p>
          </table:table-cell>
          <table:table-cell office:value-type="float" office:value="0.708783966428" calcext:value-type="float">
            <text:p>0.7087839664</text:p>
          </table:table-cell>
          <table:table-cell office:value-type="float" office:value="0.0335631539089" calcext:value-type="float">
            <text:p>0.0335631539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513372488952" calcext:value-type="float">
            <text:p>0.513372489</text:p>
          </table:table-cell>
          <table:table-cell office:value-type="float" office:value="0.186942483638" calcext:value-type="float">
            <text:p>0.1869424836</text:p>
          </table:table-cell>
          <table:table-cell office:value-type="float" office:value="0.18243456838" calcext:value-type="float">
            <text:p>0.1824345684</text:p>
          </table:table-cell>
          <table:table-cell office:value-type="float" office:value="0.180331397564" calcext:value-type="float">
            <text:p>0.1803313976</text:p>
          </table:table-cell>
          <table:table-cell office:value-type="float" office:value="0.178904550177" calcext:value-type="float">
            <text:p>0.1789045502</text:p>
          </table:table-cell>
          <table:table-cell office:value-type="float" office:value="0.177781818835" calcext:value-type="float">
            <text:p>0.1777818188</text:p>
          </table:table-cell>
          <table:table-cell office:value-type="float" office:value="0.177205883003" calcext:value-type="float">
            <text:p>0.177205883</text:p>
          </table:table-cell>
          <table:table-cell office:value-type="float" office:value="0.176382530807" calcext:value-type="float">
            <text:p>0.1763825308</text:p>
          </table:table-cell>
          <table:table-cell office:value-type="float" office:value="0.175871588936" calcext:value-type="float">
            <text:p>0.1758715889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8.5" calcext:value-type="float">
            <text:p>18.5</text:p>
          </table:table-cell>
          <table:table-cell office:value-type="float" office:value="5.14338594278" calcext:value-type="float">
            <text:p>5.1433859428</text:p>
          </table:table-cell>
          <table:table-cell office:value-type="float" office:value="0.180331397564" calcext:value-type="float">
            <text:p>0.1803313976</text:p>
          </table:table-cell>
          <table:table-cell office:value-type="float" office:value="7.41057802514" calcext:value-type="float">
            <text:p>7.4105780251</text:p>
          </table:table-cell>
          <table:table-cell office:value-type="float" office:value="1.68350838671" calcext:value-type="float">
            <text:p>1.6835083867</text:p>
          </table:table-cell>
          <table:table-cell office:value-type="float" office:value="0.0334980351792" calcext:value-type="float">
            <text:p>0.0334980352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866450941644" calcext:value-type="float">
            <text:p>0.8664509416</text:p>
          </table:table-cell>
          <table:table-cell office:value-type="float" office:value="0.331531090842" calcext:value-type="float">
            <text:p>0.3315310908</text:p>
          </table:table-cell>
          <table:table-cell office:value-type="float" office:value="0.246687386956" calcext:value-type="float">
            <text:p>0.246687387</text:p>
          </table:table-cell>
          <table:table-cell office:value-type="float" office:value="0.200996975708" calcext:value-type="float">
            <text:p>0.2009969757</text:p>
          </table:table-cell>
          <table:table-cell office:value-type="float" office:value="0.177960153724" calcext:value-type="float">
            <text:p>0.1779601537</text:p>
          </table:table-cell>
          <table:table-cell office:value-type="float" office:value="0.162504609385" calcext:value-type="float">
            <text:p>0.1625046094</text:p>
          </table:table-cell>
          <table:table-cell office:value-type="float" office:value="0.160796763126" calcext:value-type="float">
            <text:p>0.1607967631</text:p>
          </table:table-cell>
          <table:table-cell office:value-type="float" office:value="0.148896373281" calcext:value-type="float">
            <text:p>0.1488963733</text:p>
          </table:table-cell>
          <table:table-cell office:value-type="float" office:value="0.147213944496" calcext:value-type="float">
            <text:p>0.1472139445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325580851237" calcext:value-type="float">
            <text:p>0.3255808512</text:p>
          </table:table-cell>
          <table:table-cell office:value-type="float" office:value="0.200996975708" calcext:value-type="float">
            <text:p>0.2009969757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0824557312263" calcext:value-type="float">
            <text:p>0.0824557312</text:p>
          </table:table-cell>
          <table:table-cell office:value-type="float" office:value="0.0478075660551" calcext:value-type="float">
            <text:p>0.0478075661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0.848088581152" calcext:value-type="float">
            <text:p>0.8480885812</text:p>
          </table:table-cell>
          <table:table-cell office:value-type="float" office:value="0.15501530102" calcext:value-type="float">
            <text:p>0.155015301</text:p>
          </table:table-cell>
          <table:table-cell office:value-type="float" office:value="0.150970592284" calcext:value-type="float">
            <text:p>0.1509705923</text:p>
          </table:table-cell>
          <table:table-cell office:value-type="float" office:value="0.149218059595" calcext:value-type="float">
            <text:p>0.1492180596</text:p>
          </table:table-cell>
          <table:table-cell office:value-type="float" office:value="0.129998683277" calcext:value-type="float">
            <text:p>0.1299986833</text:p>
          </table:table-cell>
          <table:table-cell office:value-type="float" office:value="0.14240104193" calcext:value-type="float">
            <text:p>0.1424010419</text:p>
          </table:table-cell>
          <table:table-cell office:value-type="float" office:value="0.143329237881" calcext:value-type="float">
            <text:p>0.1433292379</text:p>
          </table:table-cell>
          <table:table-cell office:value-type="float" office:value="0.149432059535" calcext:value-type="float">
            <text:p>0.1494320595</text:p>
          </table:table-cell>
          <table:table-cell office:value-type="float" office:value="0.116835774402" calcext:value-type="float">
            <text:p>0.1168357744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01.2" calcext:value-type="float">
            <text:p>501.2</text:p>
          </table:table-cell>
          <table:table-cell office:value-type="float" office:value="0.757412600517" calcext:value-type="float">
            <text:p>0.7574126005</text:p>
          </table:table-cell>
          <table:table-cell office:value-type="float" office:value="0.149218059595" calcext:value-type="float">
            <text:p>0.1492180596</text:p>
          </table:table-cell>
          <table:table-cell office:value-type="float" office:value="122.0940621" calcext:value-type="float">
            <text:p>122.0940621</text:p>
          </table:table-cell>
          <table:table-cell office:value-type="float" office:value="0.177092887875" calcext:value-type="float">
            <text:p>0.1770928879</text:p>
          </table:table-cell>
          <table:table-cell office:value-type="float" office:value="0.0746128152317" calcext:value-type="float">
            <text:p>0.07461281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Media del tiempo computacio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1" calcext:value-type="float">
            <text:p>91</text:p>
          </table:table-cell>
          <table:table-cell office:value-type="float" office:value="5.83501504262" calcext:value-type="float">
            <text:p>5.8350150426</text:p>
          </table:table-cell>
          <table:table-cell office:value-type="float" office:value="0.179222313114" calcext:value-type="float">
            <text:p>0.1792223131</text:p>
          </table:table-cell>
          <table:table-cell office:value-type="float" office:value="17.3992336996" calcext:value-type="float">
            <text:p>17.3992336996</text:p>
          </table:table-cell>
          <table:table-cell office:value-type="float" office:value="1.13171194267" calcext:value-type="float">
            <text:p>1.1317119427</text:p>
          </table:table-cell>
          <table:table-cell office:value-type="float" office:value="0.0332928235615" calcext:value-type="float">
            <text:p>0.03329282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6.9666666667" calcext:value-type="float">
            <text:p>16.9666666667</text:p>
          </table:table-cell>
          <table:table-cell office:value-type="float" office:value="6.33855584462" calcext:value-type="float">
            <text:p>6.3385558446</text:p>
          </table:table-cell>
          <table:table-cell office:value-type="float" office:value="0.178904550177" calcext:value-type="float">
            <text:p>0.1789045502</text:p>
          </table:table-cell>
          <table:table-cell office:value-type="float" office:value="6.47293510619" calcext:value-type="float">
            <text:p>6.4729351062</text:p>
          </table:table-cell>
          <table:table-cell office:value-type="float" office:value="1.92302293887" calcext:value-type="float">
            <text:p>1.9230229389</text:p>
          </table:table-cell>
          <table:table-cell office:value-type="float" office:value="0.0332338659901" calcext:value-type="float">
            <text:p>0.033233866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593234952291" calcext:value-type="float">
            <text:p>0.5932349523</text:p>
          </table:table-cell>
          <table:table-cell office:value-type="float" office:value="1.62198859056" calcext:value-type="float">
            <text:p>1.6219885906</text:p>
          </table:table-cell>
          <table:table-cell office:value-type="float" office:value="2.56744925976" calcext:value-type="float">
            <text:p>2.5674492598</text:p>
          </table:table-cell>
          <table:table-cell office:value-type="float" office:value="3.72367955049" calcext:value-type="float">
            <text:p>3.7236795505</text:p>
          </table:table-cell>
          <table:table-cell office:value-type="float" office:value="5.83501504262" calcext:value-type="float">
            <text:p>5.8350150426</text:p>
          </table:table-cell>
          <table:table-cell office:value-type="float" office:value="7.7768272082" calcext:value-type="float">
            <text:p>7.7768272082</text:p>
          </table:table-cell>
          <table:table-cell office:value-type="float" office:value="11.1088084618" calcext:value-type="float">
            <text:p>11.1088084618</text:p>
          </table:table-cell>
          <table:table-cell office:value-type="float" office:value="14.2044837157" calcext:value-type="float">
            <text:p>14.2044837157</text:p>
          </table:table-cell>
          <table:table-cell office:value-type="float" office:value="18.0523746649" calcext:value-type="float">
            <text:p>18.0523746649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505444359779" calcext:value-type="float">
            <text:p>0.5054443598</text:p>
          </table:table-cell>
          <table:table-cell office:value-type="float" office:value="0.177960153724" calcext:value-type="float">
            <text:p>0.1779601537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136808038786" calcext:value-type="float">
            <text:p>0.1368080388</text:p>
          </table:table-cell>
          <table:table-cell office:value-type="float" office:value="0.0382081242501" calcext:value-type="float">
            <text:p>0.0382081243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750585985184" calcext:value-type="float">
            <text:p>0.7505859852</text:p>
          </table:table-cell>
          <table:table-cell office:value-type="float" office:value="2.61943605741" calcext:value-type="float">
            <text:p>2.6194360574</text:p>
          </table:table-cell>
          <table:table-cell office:value-type="float" office:value="3.60327382088" calcext:value-type="float">
            <text:p>3.6032738209</text:p>
          </table:table-cell>
          <table:table-cell office:value-type="float" office:value="5.14338594278" calcext:value-type="float">
            <text:p>5.1433859428</text:p>
          </table:table-cell>
          <table:table-cell office:value-type="float" office:value="6.33855584462" calcext:value-type="float">
            <text:p>6.3385558446</text:p>
          </table:table-cell>
          <table:table-cell office:value-type="float" office:value="8.54730027517" calcext:value-type="float">
            <text:p>8.5473002752</text:p>
          </table:table-cell>
          <table:table-cell office:value-type="float" office:value="10.377356712" calcext:value-type="float">
            <text:p>10.377356712</text:p>
          </table:table-cell>
          <table:table-cell office:value-type="float" office:value="11.0784245729" calcext:value-type="float">
            <text:p>11.0784245729</text:p>
          </table:table-cell>
          <table:table-cell office:value-type="float" office:value="15.093831261" calcext:value-type="float">
            <text:p>15.093831261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42.5" calcext:value-type="float">
            <text:p>542.5</text:p>
          </table:table-cell>
          <table:table-cell office:value-type="float" office:value="0.852574833234" calcext:value-type="float">
            <text:p>0.8525748332</text:p>
          </table:table-cell>
          <table:table-cell office:value-type="float" office:value="0.129998683277" calcext:value-type="float">
            <text:p>0.1299986833</text:p>
          </table:table-cell>
          <table:table-cell office:value-type="float" office:value="124.060939327" calcext:value-type="float">
            <text:p>124.060939327</text:p>
          </table:table-cell>
          <table:table-cell office:value-type="float" office:value="0.192686762244" calcext:value-type="float">
            <text:p>0.1926867622</text:p>
          </table:table-cell>
          <table:table-cell office:value-type="float" office:value="0.0851110884413" calcext:value-type="float">
            <text:p>0.0851110884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0663085301717" calcext:value-type="float">
            <text:p>0.0663085302</text:p>
          </table:table-cell>
          <table:table-cell office:value-type="float" office:value="0.15257636706" calcext:value-type="float">
            <text:p>0.1525763671</text:p>
          </table:table-cell>
          <table:table-cell office:value-type="float" office:value="0.213250088692" calcext:value-type="float">
            <text:p>0.2132500887</text:p>
          </table:table-cell>
          <table:table-cell office:value-type="float" office:value="0.325580851237" calcext:value-type="float">
            <text:p>0.3255808512</text:p>
          </table:table-cell>
          <table:table-cell office:value-type="float" office:value="0.505444359779" calcext:value-type="float">
            <text:p>0.5054443598</text:p>
          </table:table-cell>
          <table:table-cell office:value-type="float" office:value="0.622652761141" calcext:value-type="float">
            <text:p>0.6226527611</text:p>
          </table:table-cell>
          <table:table-cell office:value-type="float" office:value="0.861503418287" calcext:value-type="float">
            <text:p>0.8615034183</text:p>
          </table:table-cell>
          <table:table-cell office:value-type="float" office:value="1.01773144404" calcext:value-type="float">
            <text:p>1.017731444</text:p>
          </table:table-cell>
          <table:table-cell office:value-type="float" office:value="1.28314567407" calcext:value-type="float">
            <text:p>1.2831456741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Simplex</text:p>
          </table:table-cell>
          <table:table-cell office:value-type="float" office:value="0.264511664708" calcext:value-type="float">
            <text:p>0.2645116647</text:p>
          </table:table-cell>
          <table:table-cell office:value-type="float" office:value="0.492963965734" calcext:value-type="float">
            <text:p>0.4929639657</text:p>
          </table:table-cell>
          <table:table-cell office:value-type="float" office:value="0.676113732656" calcext:value-type="float">
            <text:p>0.6761137327</text:p>
          </table:table-cell>
          <table:table-cell office:value-type="float" office:value="0.757412600517" calcext:value-type="float">
            <text:p>0.7574126005</text:p>
          </table:table-cell>
          <table:table-cell office:value-type="float" office:value="0.852574833234" calcext:value-type="float">
            <text:p>0.8525748332</text:p>
          </table:table-cell>
          <table:table-cell office:value-type="float" office:value="0.861303114891" calcext:value-type="float">
            <text:p>0.8613031149</text:p>
          </table:table-cell>
          <table:table-cell office:value-type="float" office:value="0.860382000605" calcext:value-type="float">
            <text:p>0.8603820006</text:p>
          </table:table-cell>
          <table:table-cell office:value-type="float" office:value="0.903759566943" calcext:value-type="float">
            <text:p>0.9037595669</text:p>
          </table:table-cell>
          <table:table-cell office:value-type="float" office:value="0.90116396745" calcext:value-type="float">
            <text:p>0.9011639675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1.5333333333" calcext:value-type="float">
            <text:p>91.5333333333</text:p>
          </table:table-cell>
          <table:table-cell office:value-type="float" office:value="7.7768272082" calcext:value-type="float">
            <text:p>7.7768272082</text:p>
          </table:table-cell>
          <table:table-cell office:value-type="float" office:value="0.17806661993" calcext:value-type="float">
            <text:p>0.1780666199</text:p>
          </table:table-cell>
          <table:table-cell office:value-type="float" office:value="17.3122949246" calcext:value-type="float">
            <text:p>17.3122949246</text:p>
          </table:table-cell>
          <table:table-cell office:value-type="float" office:value="1.57850234151" calcext:value-type="float">
            <text:p>1.5785023415</text:p>
          </table:table-cell>
          <table:table-cell office:value-type="float" office:value="0.0330739265631" calcext:value-type="float">
            <text:p>0.03307392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.8" calcext:value-type="float">
            <text:p>19.8</text:p>
          </table:table-cell>
          <table:table-cell office:value-type="float" office:value="8.54730027517" calcext:value-type="float">
            <text:p>8.5473002752</text:p>
          </table:table-cell>
          <table:table-cell office:value-type="float" office:value="0.177781818835" calcext:value-type="float">
            <text:p>0.1777818188</text:p>
          </table:table-cell>
          <table:table-cell office:value-type="float" office:value="7.85451038152" calcext:value-type="float">
            <text:p>7.8545103815</text:p>
          </table:table-cell>
          <table:table-cell office:value-type="float" office:value="2.68595280855" calcext:value-type="float">
            <text:p>2.6859528086</text:p>
          </table:table-cell>
          <table:table-cell office:value-type="float" office:value="0.0330214752646" calcext:value-type="float">
            <text:p>0.0330214753</text:p>
          </table:table-cell>
          <table:table-cell table:number-columns-repeated="2"/>
          <table:table-cell office:value-type="string" calcext:value-type="string">
            <text:p>Desviación del tiempo computacio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622652761141" calcext:value-type="float">
            <text:p>0.6226527611</text:p>
          </table:table-cell>
          <table:table-cell office:value-type="float" office:value="0.162504609385" calcext:value-type="float">
            <text:p>0.1625046094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141643791577" calcext:value-type="float">
            <text:p>0.1416437916</text:p>
          </table:table-cell>
          <table:table-cell office:value-type="float" office:value="0.0330266356575" calcext:value-type="float">
            <text:p>0.033026635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47.1" calcext:value-type="float">
            <text:p>547.1</text:p>
          </table:table-cell>
          <table:table-cell office:value-type="float" office:value="0.861303114891" calcext:value-type="float">
            <text:p>0.8613031149</text:p>
          </table:table-cell>
          <table:table-cell office:value-type="float" office:value="0.14240104193" calcext:value-type="float">
            <text:p>0.1424010419</text:p>
          </table:table-cell>
          <table:table-cell office:value-type="float" office:value="127.006653369" calcext:value-type="float">
            <text:p>127.006653369</text:p>
          </table:table-cell>
          <table:table-cell office:value-type="float" office:value="0.192217979738" calcext:value-type="float">
            <text:p>0.1922179797</text:p>
          </table:table-cell>
          <table:table-cell office:value-type="float" office:value="0.078582974429" calcext:value-type="float">
            <text:p>0.0785829744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160540983213" calcext:value-type="float">
            <text:p>0.1605409832</text:p>
          </table:table-cell>
          <table:table-cell office:value-type="float" office:value="0.314585774467" calcext:value-type="float">
            <text:p>0.3145857745</text:p>
          </table:table-cell>
          <table:table-cell office:value-type="float" office:value="0.497061523898" calcext:value-type="float">
            <text:p>0.4970615239</text:p>
          </table:table-cell>
          <table:table-cell office:value-type="float" office:value="0.708783966428" calcext:value-type="float">
            <text:p>0.7087839664</text:p>
          </table:table-cell>
          <table:table-cell office:value-type="float" office:value="1.13171194267" calcext:value-type="float">
            <text:p>1.1317119427</text:p>
          </table:table-cell>
          <table:table-cell office:value-type="float" office:value="1.57850234151" calcext:value-type="float">
            <text:p>1.5785023415</text:p>
          </table:table-cell>
          <table:table-cell office:value-type="float" office:value="2.24256523979" calcext:value-type="float">
            <text:p>2.2425652398</text:p>
          </table:table-cell>
          <table:table-cell office:value-type="float" office:value="3.01375157069" calcext:value-type="float">
            <text:p>3.0137515707</text:p>
          </table:table-cell>
          <table:table-cell office:value-type="float" office:value="3.42232141537" calcext:value-type="float">
            <text:p>3.4223214154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Long-Step-Path-Following</text:p>
          </table:table-cell>
          <table:table-cell office:value-type="float" office:value="0.140858697347" calcext:value-type="float">
            <text:p>0.1408586973</text:p>
          </table:table-cell>
          <table:table-cell office:value-type="float" office:value="0.678997869356" calcext:value-type="float">
            <text:p>0.6789978694</text:p>
          </table:table-cell>
          <table:table-cell office:value-type="float" office:value="1.07636283249" calcext:value-type="float">
            <text:p>1.0763628325</text:p>
          </table:table-cell>
          <table:table-cell office:value-type="float" office:value="1.68350838671" calcext:value-type="float">
            <text:p>1.6835083867</text:p>
          </table:table-cell>
          <table:table-cell office:value-type="float" office:value="1.92302293887" calcext:value-type="float">
            <text:p>1.9230229389</text:p>
          </table:table-cell>
          <table:table-cell office:value-type="float" office:value="2.68595280855" calcext:value-type="float">
            <text:p>2.6859528086</text:p>
          </table:table-cell>
          <table:table-cell office:value-type="float" office:value="2.9529521794" calcext:value-type="float">
            <text:p>2.9529521794</text:p>
          </table:table-cell>
          <table:table-cell office:value-type="float" office:value="2.79819328986" calcext:value-type="float">
            <text:p>2.7981932899</text:p>
          </table:table-cell>
          <table:table-cell office:value-type="float" office:value="4.54784224694" calcext:value-type="float">
            <text:p>4.5478422469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0.0333333333" calcext:value-type="float">
            <text:p>90.0333333333</text:p>
          </table:table-cell>
          <table:table-cell office:value-type="float" office:value="11.1088084618" calcext:value-type="float">
            <text:p>11.1088084618</text:p>
          </table:table-cell>
          <table:table-cell office:value-type="float" office:value="0.177460002794" calcext:value-type="float">
            <text:p>0.1774600028</text:p>
          </table:table-cell>
          <table:table-cell office:value-type="float" office:value="17.398243845" calcext:value-type="float">
            <text:p>17.398243845</text:p>
          </table:table-cell>
          <table:table-cell office:value-type="float" office:value="2.24256523979" calcext:value-type="float">
            <text:p>2.2425652398</text:p>
          </table:table-cell>
          <table:table-cell office:value-type="float" office:value="0.0329599014001" calcext:value-type="float">
            <text:p>0.0329599014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0126289571519" calcext:value-type="float">
            <text:p>0.0126289572</text:p>
          </table:table-cell>
          <table:table-cell office:value-type="float" office:value="0.0418025368281" calcext:value-type="float">
            <text:p>0.0418025368</text:p>
          </table:table-cell>
          <table:table-cell office:value-type="float" office:value="0.0504390914352" calcext:value-type="float">
            <text:p>0.0504390914</text:p>
          </table:table-cell>
          <table:table-cell office:value-type="float" office:value="0.0824557312263" calcext:value-type="float">
            <text:p>0.0824557312</text:p>
          </table:table-cell>
          <table:table-cell office:value-type="float" office:value="0.136808038786" calcext:value-type="float">
            <text:p>0.1368080388</text:p>
          </table:table-cell>
          <table:table-cell office:value-type="float" office:value="0.141643791577" calcext:value-type="float">
            <text:p>0.1416437916</text:p>
          </table:table-cell>
          <table:table-cell office:value-type="float" office:value="0.192777493216" calcext:value-type="float">
            <text:p>0.1927774932</text:p>
          </table:table-cell>
          <table:table-cell office:value-type="float" office:value="0.22587575289" calcext:value-type="float">
            <text:p>0.2258757529</text:p>
          </table:table-cell>
          <table:table-cell office:value-type="float" office:value="0.244470162681" calcext:value-type="float">
            <text:p>0.2444701627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.2666666667" calcext:value-type="float">
            <text:p>19.2666666667</text:p>
          </table:table-cell>
          <table:table-cell office:value-type="float" office:value="10.377356712" calcext:value-type="float">
            <text:p>10.377356712</text:p>
          </table:table-cell>
          <table:table-cell office:value-type="float" office:value="0.177205883003" calcext:value-type="float">
            <text:p>0.177205883</text:p>
          </table:table-cell>
          <table:table-cell office:value-type="float" office:value="6.57233258102" calcext:value-type="float">
            <text:p>6.572332581</text:p>
          </table:table-cell>
          <table:table-cell office:value-type="float" office:value="2.9529521794" calcext:value-type="float">
            <text:p>2.9529521794</text:p>
          </table:table-cell>
          <table:table-cell office:value-type="float" office:value="0.0329120303128" calcext:value-type="float">
            <text:p>0.0329120303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0.0589207288397" calcext:value-type="float">
            <text:p>0.0589207288</text:p>
          </table:table-cell>
          <table:table-cell office:value-type="float" office:value="0.109266897745" calcext:value-type="float">
            <text:p>0.1092668977</text:p>
          </table:table-cell>
          <table:table-cell office:value-type="float" office:value="0.15605079079" calcext:value-type="float">
            <text:p>0.1560507908</text:p>
          </table:table-cell>
          <table:table-cell office:value-type="float" office:value="0.177092887875" calcext:value-type="float">
            <text:p>0.1770928879</text:p>
          </table:table-cell>
          <table:table-cell office:value-type="float" office:value="0.192686762244" calcext:value-type="float">
            <text:p>0.1926867622</text:p>
          </table:table-cell>
          <table:table-cell office:value-type="float" office:value="0.192217979738" calcext:value-type="float">
            <text:p>0.1922179797</text:p>
          </table:table-cell>
          <table:table-cell office:value-type="float" office:value="0.183642274851" calcext:value-type="float">
            <text:p>0.1836422749</text:p>
          </table:table-cell>
          <table:table-cell office:value-type="float" office:value="0.197945653339" calcext:value-type="float">
            <text:p>0.1979456533</text:p>
          </table:table-cell>
          <table:table-cell office:value-type="float" office:value="0.202716845765" calcext:value-type="float">
            <text:p>0.2027168458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0.861503418287" calcext:value-type="float">
            <text:p>0.8615034183</text:p>
          </table:table-cell>
          <table:table-cell office:value-type="float" office:value="0.160796763126" calcext:value-type="float">
            <text:p>0.1607967631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192777493216" calcext:value-type="float">
            <text:p>0.1927774932</text:p>
          </table:table-cell>
          <table:table-cell office:value-type="float" office:value="0.0314313377037" calcext:value-type="float">
            <text:p>0.03143133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38.1" calcext:value-type="float">
            <text:p>538.1</text:p>
          </table:table-cell>
          <table:table-cell office:value-type="float" office:value="0.860382000605" calcext:value-type="float">
            <text:p>0.8603820006</text:p>
          </table:table-cell>
          <table:table-cell office:value-type="float" office:value="0.143329237881" calcext:value-type="float">
            <text:p>0.1433292379</text:p>
          </table:table-cell>
          <table:table-cell office:value-type="float" office:value="116.397694708" calcext:value-type="float">
            <text:p>116.397694708</text:p>
          </table:table-cell>
          <table:table-cell office:value-type="float" office:value="0.183642274851" calcext:value-type="float">
            <text:p>0.1836422749</text:p>
          </table:table-cell>
          <table:table-cell office:value-type="float" office:value="0.0792118495545" calcext:value-type="float">
            <text:p>0.07921184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string" calcext:value-type="string">
            <text:p>Desviación de la función obje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0.5666666667" calcext:value-type="float">
            <text:p>90.5666666667</text:p>
          </table:table-cell>
          <table:table-cell office:value-type="float" office:value="14.2044837157" calcext:value-type="float">
            <text:p>14.2044837157</text:p>
          </table:table-cell>
          <table:table-cell office:value-type="float" office:value="0.17656355988" calcext:value-type="float">
            <text:p>0.1765635599</text:p>
          </table:table-cell>
          <table:table-cell office:value-type="float" office:value="17.3525854622" calcext:value-type="float">
            <text:p>17.3525854622</text:p>
          </table:table-cell>
          <table:table-cell office:value-type="float" office:value="3.01375157069" calcext:value-type="float">
            <text:p>3.0137515707</text:p>
          </table:table-cell>
          <table:table-cell office:value-type="float" office:value="0.0327956724411" calcext:value-type="float">
            <text:p>0.03279567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8.2" calcext:value-type="float">
            <text:p>18.2</text:p>
          </table:table-cell>
          <table:table-cell office:value-type="float" office:value="11.0784245729" calcext:value-type="float">
            <text:p>11.0784245729</text:p>
          </table:table-cell>
          <table:table-cell office:value-type="float" office:value="0.176382530807" calcext:value-type="float">
            <text:p>0.1763825308</text:p>
          </table:table-cell>
          <table:table-cell office:value-type="float" office:value="5.92958683215" calcext:value-type="float">
            <text:p>5.9295868322</text:p>
          </table:table-cell>
          <table:table-cell office:value-type="float" office:value="2.79819328986" calcext:value-type="float">
            <text:p>2.7981932899</text:p>
          </table:table-cell>
          <table:table-cell office:value-type="float" office:value="0.0327616245154" calcext:value-type="float">
            <text:p>0.0327616245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138382775686" calcext:value-type="float">
            <text:p>0.1383827757</text:p>
          </table:table-cell>
          <table:table-cell office:value-type="float" office:value="0.0348231851576" calcext:value-type="float">
            <text:p>0.0348231852</text:p>
          </table:table-cell>
          <table:table-cell office:value-type="float" office:value="0.0339553299195" calcext:value-type="float">
            <text:p>0.0339553299</text:p>
          </table:table-cell>
          <table:table-cell office:value-type="float" office:value="0.0335631539089" calcext:value-type="float">
            <text:p>0.0335631539</text:p>
          </table:table-cell>
          <table:table-cell office:value-type="float" office:value="0.0332928235615" calcext:value-type="float">
            <text:p>0.0332928236</text:p>
          </table:table-cell>
          <table:table-cell office:value-type="float" office:value="0.0330739265631" calcext:value-type="float">
            <text:p>0.0330739266</text:p>
          </table:table-cell>
          <table:table-cell office:value-type="float" office:value="0.0329599014001" calcext:value-type="float">
            <text:p>0.0329599014</text:p>
          </table:table-cell>
          <table:table-cell office:value-type="float" office:value="0.0327956724411" calcext:value-type="float">
            <text:p>0.0327956724</text:p>
          </table:table-cell>
          <table:table-cell office:value-type="float" office:value="0.032696482973" calcext:value-type="float">
            <text:p>0.032696483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1.01773144404" calcext:value-type="float">
            <text:p>1.017731444</text:p>
          </table:table-cell>
          <table:table-cell office:value-type="float" office:value="0.148896373281" calcext:value-type="float">
            <text:p>0.1488963733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22587575289" calcext:value-type="float">
            <text:p>0.2258757529</text:p>
          </table:table-cell>
          <table:table-cell office:value-type="float" office:value="0.0288360957093" calcext:value-type="float">
            <text:p>0.0288360957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138374793654" calcext:value-type="float">
            <text:p>0.1383747937</text:p>
          </table:table-cell>
          <table:table-cell office:value-type="float" office:value="0.0347761063765" calcext:value-type="float">
            <text:p>0.0347761064</text:p>
          </table:table-cell>
          <table:table-cell office:value-type="float" office:value="0.0338886924344" calcext:value-type="float">
            <text:p>0.0338886924</text:p>
          </table:table-cell>
          <table:table-cell office:value-type="float" office:value="0.0334980351792" calcext:value-type="float">
            <text:p>0.0334980352</text:p>
          </table:table-cell>
          <table:table-cell office:value-type="float" office:value="0.0332338659901" calcext:value-type="float">
            <text:p>0.033233866</text:p>
          </table:table-cell>
          <table:table-cell office:value-type="float" office:value="0.0330214752646" calcext:value-type="float">
            <text:p>0.0330214753</text:p>
          </table:table-cell>
          <table:table-cell office:value-type="float" office:value="0.0329120303128" calcext:value-type="float">
            <text:p>0.0329120303</text:p>
          </table:table-cell>
          <table:table-cell office:value-type="float" office:value="0.0327616245154" calcext:value-type="float">
            <text:p>0.0327616245</text:p>
          </table:table-cell>
          <table:table-cell office:value-type="float" office:value="0.0326641514063" calcext:value-type="float">
            <text:p>0.0326641514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55.066666667" calcext:value-type="float">
            <text:p>555.066666667</text:p>
          </table:table-cell>
          <table:table-cell office:value-type="float" office:value="0.903759566943" calcext:value-type="float">
            <text:p>0.9037595669</text:p>
          </table:table-cell>
          <table:table-cell office:value-type="float" office:value="0.149432059535" calcext:value-type="float">
            <text:p>0.1494320595</text:p>
          </table:table-cell>
          <table:table-cell office:value-type="float" office:value="123.369075902" calcext:value-type="float">
            <text:p>123.369075902</text:p>
          </table:table-cell>
          <table:table-cell office:value-type="float" office:value="0.197945653339" calcext:value-type="float">
            <text:p>0.1979456533</text:p>
          </table:table-cell>
          <table:table-cell office:value-type="float" office:value="0.0748338497383" calcext:value-type="float">
            <text:p>0.0748338497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231729578829" calcext:value-type="float">
            <text:p>0.2317295788</text:p>
          </table:table-cell>
          <table:table-cell office:value-type="float" office:value="0.0817652700873" calcext:value-type="float">
            <text:p>0.0817652701</text:p>
          </table:table-cell>
          <table:table-cell office:value-type="float" office:value="0.0570236643353" calcext:value-type="float">
            <text:p>0.0570236643</text:p>
          </table:table-cell>
          <table:table-cell office:value-type="float" office:value="0.0478075660551" calcext:value-type="float">
            <text:p>0.0478075661</text:p>
          </table:table-cell>
          <table:table-cell office:value-type="float" office:value="0.0382081242501" calcext:value-type="float">
            <text:p>0.0382081243</text:p>
          </table:table-cell>
          <table:table-cell office:value-type="float" office:value="0.0330266356575" calcext:value-type="float">
            <text:p>0.0330266357</text:p>
          </table:table-cell>
          <table:table-cell office:value-type="float" office:value="0.0314313377037" calcext:value-type="float">
            <text:p>0.0314313377</text:p>
          </table:table-cell>
          <table:table-cell office:value-type="float" office:value="0.0288360957093" calcext:value-type="float">
            <text:p>0.0288360957</text:p>
          </table:table-cell>
          <table:table-cell office:value-type="float" office:value="0.0282337884276" calcext:value-type="float">
            <text:p>0.0282337884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Simplex</text:p>
          </table:table-cell>
          <table:table-cell office:value-type="float" office:value="0.291581556289" calcext:value-type="float">
            <text:p>0.2915815563</text:p>
          </table:table-cell>
          <table:table-cell office:value-type="float" office:value="0.0775279627865" calcext:value-type="float">
            <text:p>0.0775279628</text:p>
          </table:table-cell>
          <table:table-cell office:value-type="float" office:value="0.0754903327304" calcext:value-type="float">
            <text:p>0.0754903327</text:p>
          </table:table-cell>
          <table:table-cell office:value-type="float" office:value="0.0746128152317" calcext:value-type="float">
            <text:p>0.0746128152</text:p>
          </table:table-cell>
          <table:table-cell office:value-type="float" office:value="0.0851110884413" calcext:value-type="float">
            <text:p>0.0851110884</text:p>
          </table:table-cell>
          <table:table-cell office:value-type="float" office:value="0.078582974429" calcext:value-type="float">
            <text:p>0.0785829744</text:p>
          </table:table-cell>
          <table:table-cell office:value-type="float" office:value="0.0792118495545" calcext:value-type="float">
            <text:p>0.0792118496</text:p>
          </table:table-cell>
          <table:table-cell office:value-type="float" office:value="0.0748338497383" calcext:value-type="float">
            <text:p>0.0748338497</text:p>
          </table:table-cell>
          <table:table-cell office:value-type="float" office:value="0.088928363574" calcext:value-type="float">
            <text:p>0.0889283636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89.6333333333" calcext:value-type="float">
            <text:p>89.6333333333</text:p>
          </table:table-cell>
          <table:table-cell office:value-type="float" office:value="18.0523746649" calcext:value-type="float">
            <text:p>18.0523746649</text:p>
          </table:table-cell>
          <table:table-cell office:value-type="float" office:value="0.176046070565" calcext:value-type="float">
            <text:p>0.1760460706</text:p>
          </table:table-cell>
          <table:table-cell office:value-type="float" office:value="16.9931031762" calcext:value-type="float">
            <text:p>16.9931031762</text:p>
          </table:table-cell>
          <table:table-cell office:value-type="float" office:value="3.42232141537" calcext:value-type="float">
            <text:p>3.4223214154</text:p>
          </table:table-cell>
          <table:table-cell office:value-type="float" office:value="0.032696482973" calcext:value-type="float">
            <text:p>0.0326964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20.6333333333" calcext:value-type="float">
            <text:p>20.6333333333</text:p>
          </table:table-cell>
          <table:table-cell office:value-type="float" office:value="15.093831261" calcext:value-type="float">
            <text:p>15.093831261</text:p>
          </table:table-cell>
          <table:table-cell office:value-type="float" office:value="0.175871588936" calcext:value-type="float">
            <text:p>0.1758715889</text:p>
          </table:table-cell>
          <table:table-cell office:value-type="float" office:value="8.6813337429" calcext:value-type="float">
            <text:p>8.6813337429</text:p>
          </table:table-cell>
          <table:table-cell office:value-type="float" office:value="4.54784224694" calcext:value-type="float">
            <text:p>4.5478422469</text:p>
          </table:table-cell>
          <table:table-cell office:value-type="float" office:value="0.0326641514063" calcext:value-type="float">
            <text:p>0.0326641514</text:p>
          </table:table-cell>
          <table:table-cell table:number-columns-repeated="2"/>
          <table:table-cell office:value-type="string" calcext:value-type="string">
            <text:p>Desviación de iteraci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.93333333333" calcext:value-type="float">
            <text:p>1.9333333333</text:p>
          </table:table-cell>
          <table:table-cell office:value-type="float" office:value="1.28314567407" calcext:value-type="float">
            <text:p>1.2831456741</text:p>
          </table:table-cell>
          <table:table-cell office:value-type="float" office:value="0.147213944496" calcext:value-type="float">
            <text:p>0.1472139445</text:p>
          </table:table-cell>
          <table:table-cell office:value-type="float" office:value="0.359010987142" calcext:value-type="float">
            <text:p>0.3590109871</text:p>
          </table:table-cell>
          <table:table-cell office:value-type="float" office:value="0.244470162681" calcext:value-type="float">
            <text:p>0.2444701627</text:p>
          </table:table-cell>
          <table:table-cell office:value-type="float" office:value="0.0282337884276" calcext:value-type="float">
            <text:p>0.02823378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48.666666667" calcext:value-type="float">
            <text:p>548.666666667</text:p>
          </table:table-cell>
          <table:table-cell office:value-type="float" office:value="0.90116396745" calcext:value-type="float">
            <text:p>0.9011639675</text:p>
          </table:table-cell>
          <table:table-cell office:value-type="float" office:value="0.116835774402" calcext:value-type="float">
            <text:p>0.1168357744</text:p>
          </table:table-cell>
          <table:table-cell office:value-type="float" office:value="126.596559546" calcext:value-type="float">
            <text:p>126.596559546</text:p>
          </table:table-cell>
          <table:table-cell office:value-type="float" office:value="0.202716845765" calcext:value-type="float">
            <text:p>0.2027168458</text:p>
          </table:table-cell>
          <table:table-cell office:value-type="float" office:value="0.088928363574" calcext:value-type="float">
            <text:p>0.0889283636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22.5546496808" calcext:value-type="float">
            <text:p>22.5546496808</text:p>
          </table:table-cell>
          <table:table-cell office:value-type="float" office:value="17.6422472743" calcext:value-type="float">
            <text:p>17.6422472743</text:p>
          </table:table-cell>
          <table:table-cell office:value-type="float" office:value="17.6335853794" calcext:value-type="float">
            <text:p>17.6335853794</text:p>
          </table:table-cell>
          <table:table-cell office:value-type="float" office:value="17.4043736521" calcext:value-type="float">
            <text:p>17.4043736521</text:p>
          </table:table-cell>
          <table:table-cell office:value-type="float" office:value="17.3992336996" calcext:value-type="float">
            <text:p>17.3992336996</text:p>
          </table:table-cell>
          <table:table-cell office:value-type="float" office:value="17.3122949246" calcext:value-type="float">
            <text:p>17.3122949246</text:p>
          </table:table-cell>
          <table:table-cell office:value-type="float" office:value="17.398243845" calcext:value-type="float">
            <text:p>17.398243845</text:p>
          </table:table-cell>
          <table:table-cell office:value-type="float" office:value="17.3525854622" calcext:value-type="float">
            <text:p>17.3525854622</text:p>
          </table:table-cell>
          <table:table-cell office:value-type="float" office:value="16.9931031762" calcext:value-type="float">
            <text:p>16.99310317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ong-Step-Path-Following</text:p>
          </table:table-cell>
          <table:table-cell office:value-type="float" office:value="0.179505493571" calcext:value-type="float">
            <text:p>0.1795054936</text:p>
          </table:table-cell>
          <table:table-cell office:value-type="float" office:value="3.88672955924" calcext:value-type="float">
            <text:p>3.8867295592</text:p>
          </table:table-cell>
          <table:table-cell office:value-type="float" office:value="5.03940031706" calcext:value-type="float">
            <text:p>5.0394003171</text:p>
          </table:table-cell>
          <table:table-cell office:value-type="float" office:value="7.41057802514" calcext:value-type="float">
            <text:p>7.4105780251</text:p>
          </table:table-cell>
          <table:table-cell office:value-type="float" office:value="6.47293510619" calcext:value-type="float">
            <text:p>6.4729351062</text:p>
          </table:table-cell>
          <table:table-cell office:value-type="float" office:value="7.85451038152" calcext:value-type="float">
            <text:p>7.8545103815</text:p>
          </table:table-cell>
          <table:table-cell office:value-type="float" office:value="6.57233258102" calcext:value-type="float">
            <text:p>6.572332581</text:p>
          </table:table-cell>
          <table:table-cell office:value-type="float" office:value="5.92958683215" calcext:value-type="float">
            <text:p>5.9295868322</text:p>
          </table:table-cell>
          <table:table-cell office:value-type="float" office:value="8.6813337429" calcext:value-type="float">
            <text:p>8.681333742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hrotra</text:p>
          </table:table-cell>
          <table:table-cell table:number-columns-repeated="9" office:value-type="float" office:value="0.359010987142" calcext:value-type="float">
            <text:p>0.35901098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implex</text:p>
          </table:table-cell>
          <table:table-cell office:value-type="float" office:value="43.7010551614" calcext:value-type="float">
            <text:p>43.7010551614</text:p>
          </table:table-cell>
          <table:table-cell office:value-type="float" office:value="74.8037135145" calcext:value-type="float">
            <text:p>74.8037135145</text:p>
          </table:table-cell>
          <table:table-cell office:value-type="float" office:value="107.322546042" calcext:value-type="float">
            <text:p>107.322546042</text:p>
          </table:table-cell>
          <table:table-cell office:value-type="float" office:value="122.0940621" calcext:value-type="float">
            <text:p>122.0940621</text:p>
          </table:table-cell>
          <table:table-cell office:value-type="float" office:value="124.060939327" calcext:value-type="float">
            <text:p>124.060939327</text:p>
          </table:table-cell>
          <table:table-cell office:value-type="float" office:value="127.006653369" calcext:value-type="float">
            <text:p>127.006653369</text:p>
          </table:table-cell>
          <table:table-cell office:value-type="float" office:value="116.397694708" calcext:value-type="float">
            <text:p>116.397694708</text:p>
          </table:table-cell>
          <table:table-cell office:value-type="float" office:value="123.369075902" calcext:value-type="float">
            <text:p>123.369075902</text:p>
          </table:table-cell>
          <table:table-cell office:value-type="float" office:value="126.596559546" calcext:value-type="float">
            <text:p>126.5965595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0-23T18:53:56.809273840</meta:creation-date>
    <dc:date>2018-10-23T19:42:36.223636995</dc:date>
    <dc:creator>joel </dc:creator>
    <meta:editing-duration>PT47M</meta:editing-duration>
    <meta:editing-cycles>22</meta:editing-cycles>
    <meta:generator>LibreOffice/4.2.8.2$Linux_X86_64 LibreOffice_project/420m0$Build-2</meta:generator>
    <meta:document-statistic meta:table-count="2" meta:cell-count="5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cm" svg:height="10.206cm" xlink:href=".." xlink:type="simple" chart:class="chart:line" chart:style-name="ch1">
        <chart:title svg:x="4.666cm" svg:y="0.34cm" chart:style-name="ch2">
          <text:p>Promedio de 30 ejecuciones del número de iteraciones</text:p>
        </chart:title>
        <chart:legend chart:legend-position="end" svg:x="15.06cm" svg:y="4.057cm" style:legend-expansion="high" chart:style-name="ch3"/>
        <chart:plot-area chart:style-name="ch4" table:cell-range-address="Sheet1.I9:Sheet1.R13" chart:data-source-has-labels="both" svg:x="1.417cm" svg:y="1.349cm" svg:width="13.237cm" svg:height="7.672cm">
          <chartooo:coordinate-region svg:x="2.224cm" svg:y="1.549cm" svg:width="12.15cm" svg:height="6.825cm"/>
          <chart:axis chart:dimension="x" chart:name="primary-x" chart:style-name="ch5" chartooo:axis-type="auto">
            <chartooo:date-scale/>
            <chart:title svg:x="6.47cm" svg:y="9.225cm" chart:style-name="ch6">
              <text:p>Número de variables</text:p>
            </chart:title>
            <chart:categories table:cell-range-address="Sheet1.J9:Sheet1.R9"/>
          </chart:axis>
          <chart:axis chart:dimension="y" chart:name="primary-y" chart:style-name="ch5">
            <chart:title svg:x="0.451cm" svg:y="6.883cm" chart:style-name="ch7">
              <text:p>Número de iteraciones</text:p>
            </chart:title>
            <chart:grid chart:style-name="ch8" chart:class="major"/>
          </chart:axis>
          <chart:series chart:style-name="ch9" chart:values-cell-range-address="Sheet1.J10:Sheet1.R10" chart:label-cell-address="Sheet1.I10:Sheet1.I10" chart:class="chart:line">
            <chart:data-point chart:repeated="9"/>
          </chart:series>
          <chart:series chart:style-name="ch10" chart:values-cell-range-address="Sheet1.J11:Sheet1.R11" chart:label-cell-address="Sheet1.I11:Sheet1.I11" chart:class="chart:line">
            <chart:data-point chart:repeated="9"/>
          </chart:series>
          <chart:series chart:style-name="ch11" chart:values-cell-range-address="Sheet1.J12:Sheet1.R12" chart:label-cell-address="Sheet1.I12:Sheet1.I12" chart:class="chart:line">
            <chart:data-point chart:repeated="9"/>
          </chart:series>
          <chart:series chart:style-name="ch12" chart:values-cell-range-address="Sheet1.J13:Sheet1.R13" chart:label-cell-address="Sheet1.I13:Sheet1.I1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9:Sheet1.R9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10:Sheet1.I10</svg:desc>
                </draw:g>
              </table:table-cell>
              <table:table-cell office:value-type="float" office:value="82.4333333333">
                <text:p>82.4333333333</text:p>
                <draw:g>
                  <svg:desc>Sheet1.J10:Sheet1.R10</svg:desc>
                </draw:g>
              </table:table-cell>
              <table:table-cell office:value-type="float" office:value="93.8666666667">
                <text:p>93.8666666667</text:p>
              </table:table-cell>
              <table:table-cell office:value-type="float" office:value="92.7">
                <text:p>92.7</text:p>
              </table:table-cell>
              <table:table-cell office:value-type="float" office:value="92.2333333333">
                <text:p>92.2333333333</text:p>
              </table:table-cell>
              <table:table-cell office:value-type="float" office:value="91">
                <text:p>91</text:p>
              </table:table-cell>
              <table:table-cell office:value-type="float" office:value="91.5333333333">
                <text:p>91.5333333333</text:p>
              </table:table-cell>
              <table:table-cell office:value-type="float" office:value="90.0333333333">
                <text:p>90.0333333333</text:p>
              </table:table-cell>
              <table:table-cell office:value-type="float" office:value="90.5666666667">
                <text:p>90.5666666667</text:p>
              </table:table-cell>
              <table:table-cell office:value-type="float" office:value="89.6333333333">
                <text:p>89.6333333333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11:Sheet1.I11</svg:desc>
                </draw:g>
              </table:table-cell>
              <table:table-cell office:value-type="float" office:value="0.966666666667">
                <text:p>0.966666666667</text:p>
                <draw:g>
                  <svg:desc>Sheet1.J11:Sheet1.R11</svg:desc>
                </draw:g>
              </table:table-cell>
              <table:table-cell office:value-type="float" office:value="13.4">
                <text:p>13.4</text:p>
              </table:table-cell>
              <table:table-cell office:value-type="float" office:value="15.2666666667">
                <text:p>15.2666666667</text:p>
              </table:table-cell>
              <table:table-cell office:value-type="float" office:value="18.5">
                <text:p>18.5</text:p>
              </table:table-cell>
              <table:table-cell office:value-type="float" office:value="16.9666666667">
                <text:p>16.9666666667</text:p>
              </table:table-cell>
              <table:table-cell office:value-type="float" office:value="19.8">
                <text:p>19.8</text:p>
              </table:table-cell>
              <table:table-cell office:value-type="float" office:value="19.2666666667">
                <text:p>19.2666666667</text:p>
              </table:table-cell>
              <table:table-cell office:value-type="float" office:value="18.2">
                <text:p>18.2</text:p>
              </table:table-cell>
              <table:table-cell office:value-type="float" office:value="20.6333333333">
                <text:p>20.6333333333</text:p>
              </table:table-cell>
            </table:table-row>
            <table:table-row>
              <table:table-cell office:value-type="string">
                <text:p>Mehrotra</text:p>
                <draw:g>
                  <svg:desc>Sheet1.I12:Sheet1.I12</svg:desc>
                </draw:g>
              </table:table-cell>
              <table:table-cell office:value-type="float" office:value="1.93333333333">
                <text:p>1.93333333333</text:p>
                <draw:g>
                  <svg:desc>Sheet1.J12:Sheet1.R12</svg:desc>
                </draw:g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  <table:table-cell office:value-type="float" office:value="1.93333333333">
                <text:p>1.93333333333</text:p>
              </table:table-cell>
            </table:table-row>
            <table:table-row>
              <table:table-cell office:value-type="string">
                <text:p>Simplex</text:p>
                <draw:g>
                  <svg:desc>Sheet1.I13:Sheet1.I13</svg:desc>
                </draw:g>
              </table:table-cell>
              <table:table-cell office:value-type="float" office:value="196.533333333">
                <text:p>196.533333333</text:p>
                <draw:g>
                  <svg:desc>Sheet1.J13:Sheet1.R13</svg:desc>
                </draw:g>
              </table:table-cell>
              <table:table-cell office:value-type="float" office:value="322.933333333">
                <text:p>322.933333333</text:p>
              </table:table-cell>
              <table:table-cell office:value-type="float" office:value="453.066666667">
                <text:p>453.066666667</text:p>
              </table:table-cell>
              <table:table-cell office:value-type="float" office:value="501.2">
                <text:p>501.2</text:p>
              </table:table-cell>
              <table:table-cell office:value-type="float" office:value="542.5">
                <text:p>542.5</text:p>
              </table:table-cell>
              <table:table-cell office:value-type="float" office:value="547.1">
                <text:p>547.1</text:p>
              </table:table-cell>
              <table:table-cell office:value-type="float" office:value="538.1">
                <text:p>538.1</text:p>
              </table:table-cell>
              <table:table-cell office:value-type="float" office:value="555.066666667">
                <text:p>555.066666667</text:p>
              </table:table-cell>
              <table:table-cell office:value-type="float" office:value="548.666666667">
                <text:p>548.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3cm" svg:height="9.791cm" xlink:href=".." xlink:type="simple" chart:class="chart:line" chart:style-name="ch1">
        <chart:title svg:x="5.125cm" svg:y="0.331cm" chart:style-name="ch2">
          <text:p>Promedio de 30 ejecuciones de la función objetivo</text:p>
        </chart:title>
        <chart:legend chart:legend-position="end" svg:x="15.053cm" svg:y="3.849cm" style:legend-expansion="high" chart:style-name="ch3"/>
        <chart:plot-area chart:style-name="ch4" table:cell-range-address="Sheet1.I16:Sheet1.R20" chart:data-source-has-labels="both" svg:x="1.417cm" svg:y="1.331cm" svg:width="13.23cm" svg:height="7.284cm">
          <chartooo:coordinate-region svg:x="2.144cm" svg:y="1.53cm" svg:width="12.223cm" svg:height="6.438cm"/>
          <chart:axis chart:dimension="x" chart:name="primary-x" chart:style-name="ch5" chartooo:axis-type="auto">
            <chartooo:date-scale/>
            <chart:title svg:x="6.467cm" svg:y="8.81cm" chart:style-name="ch6">
              <text:p>Número de variables</text:p>
            </chart:title>
            <chart:categories table:cell-range-address="Sheet1.J16:Sheet1.R16"/>
          </chart:axis>
          <chart:axis chart:dimension="y" chart:name="primary-y" chart:style-name="ch5">
            <chart:title svg:x="0.451cm" svg:y="6.366cm" chart:style-name="ch7">
              <text:p>Valor de la función</text:p>
            </chart:title>
            <chart:grid chart:style-name="ch8" chart:class="major"/>
          </chart:axis>
          <chart:series chart:style-name="ch9" chart:values-cell-range-address="Sheet1.J17:Sheet1.R17" chart:label-cell-address="Sheet1.I17:Sheet1.I17" chart:class="chart:line">
            <chart:data-point chart:repeated="9"/>
          </chart:series>
          <chart:series chart:style-name="ch10" chart:values-cell-range-address="Sheet1.J18:Sheet1.R18" chart:label-cell-address="Sheet1.I18:Sheet1.I18" chart:class="chart:line">
            <chart:data-point chart:repeated="9"/>
          </chart:series>
          <chart:series chart:style-name="ch11" chart:values-cell-range-address="Sheet1.J19:Sheet1.R19" chart:label-cell-address="Sheet1.I19:Sheet1.I19" chart:class="chart:line">
            <chart:data-point chart:repeated="9"/>
          </chart:series>
          <chart:series chart:style-name="ch12" chart:values-cell-range-address="Sheet1.J20:Sheet1.R20" chart:label-cell-address="Sheet1.I20:Sheet1.I20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16:Sheet1.R1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17:Sheet1.I17</svg:desc>
                </draw:g>
              </table:table-cell>
              <table:table-cell office:value-type="float" office:value="0.513377488258">
                <text:p>0.513377488258</text:p>
                <draw:g>
                  <svg:desc>Sheet1.J17:Sheet1.R17</svg:desc>
                </draw:g>
              </table:table-cell>
              <table:table-cell office:value-type="float" office:value="0.187202082272">
                <text:p>0.187202082272</text:p>
              </table:table-cell>
              <table:table-cell office:value-type="float" office:value="0.182793965259">
                <text:p>0.182793965259</text:p>
              </table:table-cell>
              <table:table-cell office:value-type="float" office:value="0.180678355508">
                <text:p>0.180678355508</text:p>
              </table:table-cell>
              <table:table-cell office:value-type="float" office:value="0.179222313114">
                <text:p>0.179222313114</text:p>
              </table:table-cell>
              <table:table-cell office:value-type="float" office:value="0.17806661993">
                <text:p>0.17806661993</text:p>
              </table:table-cell>
              <table:table-cell office:value-type="float" office:value="0.177460002794">
                <text:p>0.177460002794</text:p>
              </table:table-cell>
              <table:table-cell office:value-type="float" office:value="0.17656355988">
                <text:p>0.17656355988</text:p>
              </table:table-cell>
              <table:table-cell office:value-type="float" office:value="0.176046070565">
                <text:p>0.176046070565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18:Sheet1.I18</svg:desc>
                </draw:g>
              </table:table-cell>
              <table:table-cell office:value-type="float" office:value="0.513372488952">
                <text:p>0.513372488952</text:p>
                <draw:g>
                  <svg:desc>Sheet1.J18:Sheet1.R18</svg:desc>
                </draw:g>
              </table:table-cell>
              <table:table-cell office:value-type="float" office:value="0.186942483638">
                <text:p>0.186942483638</text:p>
              </table:table-cell>
              <table:table-cell office:value-type="float" office:value="0.18243456838">
                <text:p>0.18243456838</text:p>
              </table:table-cell>
              <table:table-cell office:value-type="float" office:value="0.180331397564">
                <text:p>0.180331397564</text:p>
              </table:table-cell>
              <table:table-cell office:value-type="float" office:value="0.178904550177">
                <text:p>0.178904550177</text:p>
              </table:table-cell>
              <table:table-cell office:value-type="float" office:value="0.177781818835">
                <text:p>0.177781818835</text:p>
              </table:table-cell>
              <table:table-cell office:value-type="float" office:value="0.177205883003">
                <text:p>0.177205883003</text:p>
              </table:table-cell>
              <table:table-cell office:value-type="float" office:value="0.176382530807">
                <text:p>0.176382530807</text:p>
              </table:table-cell>
              <table:table-cell office:value-type="float" office:value="0.175871588936">
                <text:p>0.175871588936</text:p>
              </table:table-cell>
            </table:table-row>
            <table:table-row>
              <table:table-cell office:value-type="string">
                <text:p>Mehrotra</text:p>
                <draw:g>
                  <svg:desc>Sheet1.I19:Sheet1.I19</svg:desc>
                </draw:g>
              </table:table-cell>
              <table:table-cell office:value-type="float" office:value="0.866450941644">
                <text:p>0.866450941644</text:p>
                <draw:g>
                  <svg:desc>Sheet1.J19:Sheet1.R19</svg:desc>
                </draw:g>
              </table:table-cell>
              <table:table-cell office:value-type="float" office:value="0.331531090842">
                <text:p>0.331531090842</text:p>
              </table:table-cell>
              <table:table-cell office:value-type="float" office:value="0.246687386956">
                <text:p>0.246687386956</text:p>
              </table:table-cell>
              <table:table-cell office:value-type="float" office:value="0.200996975708">
                <text:p>0.200996975708</text:p>
              </table:table-cell>
              <table:table-cell office:value-type="float" office:value="0.177960153724">
                <text:p>0.177960153724</text:p>
              </table:table-cell>
              <table:table-cell office:value-type="float" office:value="0.162504609385">
                <text:p>0.162504609385</text:p>
              </table:table-cell>
              <table:table-cell office:value-type="float" office:value="0.160796763126">
                <text:p>0.160796763126</text:p>
              </table:table-cell>
              <table:table-cell office:value-type="float" office:value="0.148896373281">
                <text:p>0.148896373281</text:p>
              </table:table-cell>
              <table:table-cell office:value-type="float" office:value="0.147213944496">
                <text:p>0.147213944496</text:p>
              </table:table-cell>
            </table:table-row>
            <table:table-row>
              <table:table-cell office:value-type="string">
                <text:p>Simplex</text:p>
                <draw:g>
                  <svg:desc>Sheet1.I20:Sheet1.I20</svg:desc>
                </draw:g>
              </table:table-cell>
              <table:table-cell office:value-type="float" office:value="0.848088581152">
                <text:p>0.848088581152</text:p>
                <draw:g>
                  <svg:desc>Sheet1.J20:Sheet1.R20</svg:desc>
                </draw:g>
              </table:table-cell>
              <table:table-cell office:value-type="float" office:value="0.15501530102">
                <text:p>0.15501530102</text:p>
              </table:table-cell>
              <table:table-cell office:value-type="float" office:value="0.150970592284">
                <text:p>0.150970592284</text:p>
              </table:table-cell>
              <table:table-cell office:value-type="float" office:value="0.149218059595">
                <text:p>0.149218059595</text:p>
              </table:table-cell>
              <table:table-cell office:value-type="float" office:value="0.129998683277">
                <text:p>0.129998683277</text:p>
              </table:table-cell>
              <table:table-cell office:value-type="float" office:value="0.14240104193">
                <text:p>0.14240104193</text:p>
              </table:table-cell>
              <table:table-cell office:value-type="float" office:value="0.143329237881">
                <text:p>0.143329237881</text:p>
              </table:table-cell>
              <table:table-cell office:value-type="float" office:value="0.149432059535">
                <text:p>0.149432059535</text:p>
              </table:table-cell>
              <table:table-cell office:value-type="float" office:value="0.116835774402">
                <text:p>0.1168357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2cm" svg:height="10.151cm" xlink:href=".." xlink:type="simple" chart:class="chart:line" chart:style-name="ch1">
        <chart:title svg:x="4.717cm" svg:y="0.339cm" chart:style-name="ch2">
          <text:p>Promedio de 30 ejecuciones del tiempo computacional</text:p>
        </chart:title>
        <chart:legend chart:legend-position="end" svg:x="15.082cm" svg:y="4.029cm" style:legend-expansion="high" chart:style-name="ch3"/>
        <chart:plot-area chart:style-name="ch4" table:cell-range-address="Sheet1.I23:Sheet1.R27" chart:data-source-has-labels="both" svg:x="1.787cm" svg:y="1.347cm" svg:width="12.889cm" svg:height="7.62cm">
          <chartooo:coordinate-region svg:x="2.408cm" svg:y="1.546cm" svg:width="11.988cm" svg:height="6.774cm"/>
          <chart:axis chart:dimension="x" chart:name="primary-x" chart:style-name="ch5" chartooo:axis-type="auto">
            <chartooo:date-scale/>
            <chart:title svg:x="6.666cm" svg:y="9.17cm" chart:style-name="ch6">
              <text:p>Número de variables</text:p>
            </chart:title>
            <chart:categories table:cell-range-address="Sheet1.J23:Sheet1.R23"/>
          </chart:axis>
          <chart:axis chart:dimension="y" chart:name="primary-y" chart:style-name="ch5">
            <chart:title svg:x="0.451cm" svg:y="7.82cm" chart:style-name="ch7">
              <text:p>Tiempo computacional en segundos
</text:p>
            </chart:title>
            <chart:grid chart:style-name="ch8" chart:class="major"/>
          </chart:axis>
          <chart:series chart:style-name="ch9" chart:values-cell-range-address="Sheet1.J24:Sheet1.R24" chart:label-cell-address="Sheet1.I24:Sheet1.I24" chart:class="chart:line">
            <chart:data-point chart:repeated="9"/>
          </chart:series>
          <chart:series chart:style-name="ch10" chart:values-cell-range-address="Sheet1.J25:Sheet1.R25" chart:label-cell-address="Sheet1.I25:Sheet1.I25" chart:class="chart:line">
            <chart:data-point chart:repeated="9"/>
          </chart:series>
          <chart:series chart:style-name="ch11" chart:values-cell-range-address="Sheet1.J26:Sheet1.R26" chart:label-cell-address="Sheet1.I26:Sheet1.I26" chart:class="chart:line">
            <chart:data-point chart:repeated="9"/>
          </chart:series>
          <chart:series chart:style-name="ch12" chart:values-cell-range-address="Sheet1.J27:Sheet1.R27" chart:label-cell-address="Sheet1.I27:Sheet1.I2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23:Sheet1.R2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24:Sheet1.I24</svg:desc>
                </draw:g>
              </table:table-cell>
              <table:table-cell office:value-type="float" office:value="0.593234952291">
                <text:p>0.593234952291</text:p>
                <draw:g>
                  <svg:desc>Sheet1.J24:Sheet1.R24</svg:desc>
                </draw:g>
              </table:table-cell>
              <table:table-cell office:value-type="float" office:value="1.62198859056">
                <text:p>1.62198859056</text:p>
              </table:table-cell>
              <table:table-cell office:value-type="float" office:value="2.56744925976">
                <text:p>2.56744925976</text:p>
              </table:table-cell>
              <table:table-cell office:value-type="float" office:value="3.72367955049">
                <text:p>3.72367955049</text:p>
              </table:table-cell>
              <table:table-cell office:value-type="float" office:value="5.83501504262">
                <text:p>5.83501504262</text:p>
              </table:table-cell>
              <table:table-cell office:value-type="float" office:value="7.7768272082">
                <text:p>7.7768272082</text:p>
              </table:table-cell>
              <table:table-cell office:value-type="float" office:value="11.1088084618">
                <text:p>11.1088084618</text:p>
              </table:table-cell>
              <table:table-cell office:value-type="float" office:value="14.2044837157">
                <text:p>14.2044837157</text:p>
              </table:table-cell>
              <table:table-cell office:value-type="float" office:value="18.0523746649">
                <text:p>18.0523746649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25:Sheet1.I25</svg:desc>
                </draw:g>
              </table:table-cell>
              <table:table-cell office:value-type="float" office:value="0.750585985184">
                <text:p>0.750585985184</text:p>
                <draw:g>
                  <svg:desc>Sheet1.J25:Sheet1.R25</svg:desc>
                </draw:g>
              </table:table-cell>
              <table:table-cell office:value-type="float" office:value="2.61943605741">
                <text:p>2.61943605741</text:p>
              </table:table-cell>
              <table:table-cell office:value-type="float" office:value="3.60327382088">
                <text:p>3.60327382088</text:p>
              </table:table-cell>
              <table:table-cell office:value-type="float" office:value="5.14338594278">
                <text:p>5.14338594278</text:p>
              </table:table-cell>
              <table:table-cell office:value-type="float" office:value="6.33855584462">
                <text:p>6.33855584462</text:p>
              </table:table-cell>
              <table:table-cell office:value-type="float" office:value="8.54730027517">
                <text:p>8.54730027517</text:p>
              </table:table-cell>
              <table:table-cell office:value-type="float" office:value="10.377356712">
                <text:p>10.377356712</text:p>
              </table:table-cell>
              <table:table-cell office:value-type="float" office:value="11.0784245729">
                <text:p>11.0784245729</text:p>
              </table:table-cell>
              <table:table-cell office:value-type="float" office:value="15.093831261">
                <text:p>15.093831261</text:p>
              </table:table-cell>
            </table:table-row>
            <table:table-row>
              <table:table-cell office:value-type="string">
                <text:p>Mehrotra</text:p>
                <draw:g>
                  <svg:desc>Sheet1.I26:Sheet1.I26</svg:desc>
                </draw:g>
              </table:table-cell>
              <table:table-cell office:value-type="float" office:value="0.0663085301717">
                <text:p>0.0663085301717</text:p>
                <draw:g>
                  <svg:desc>Sheet1.J26:Sheet1.R26</svg:desc>
                </draw:g>
              </table:table-cell>
              <table:table-cell office:value-type="float" office:value="0.15257636706">
                <text:p>0.15257636706</text:p>
              </table:table-cell>
              <table:table-cell office:value-type="float" office:value="0.213250088692">
                <text:p>0.213250088692</text:p>
              </table:table-cell>
              <table:table-cell office:value-type="float" office:value="0.325580851237">
                <text:p>0.325580851237</text:p>
              </table:table-cell>
              <table:table-cell office:value-type="float" office:value="0.505444359779">
                <text:p>0.505444359779</text:p>
              </table:table-cell>
              <table:table-cell office:value-type="float" office:value="0.622652761141">
                <text:p>0.622652761141</text:p>
              </table:table-cell>
              <table:table-cell office:value-type="float" office:value="0.861503418287">
                <text:p>0.861503418287</text:p>
              </table:table-cell>
              <table:table-cell office:value-type="float" office:value="1.01773144404">
                <text:p>1.01773144404</text:p>
              </table:table-cell>
              <table:table-cell office:value-type="float" office:value="1.28314567407">
                <text:p>1.28314567407</text:p>
              </table:table-cell>
            </table:table-row>
            <table:table-row>
              <table:table-cell office:value-type="string">
                <text:p>Simplex</text:p>
                <draw:g>
                  <svg:desc>Sheet1.I27:Sheet1.I27</svg:desc>
                </draw:g>
              </table:table-cell>
              <table:table-cell office:value-type="float" office:value="0.264511664708">
                <text:p>0.264511664708</text:p>
                <draw:g>
                  <svg:desc>Sheet1.J27:Sheet1.R27</svg:desc>
                </draw:g>
              </table:table-cell>
              <table:table-cell office:value-type="float" office:value="0.492963965734">
                <text:p>0.492963965734</text:p>
              </table:table-cell>
              <table:table-cell office:value-type="float" office:value="0.676113732656">
                <text:p>0.676113732656</text:p>
              </table:table-cell>
              <table:table-cell office:value-type="float" office:value="0.757412600517">
                <text:p>0.757412600517</text:p>
              </table:table-cell>
              <table:table-cell office:value-type="float" office:value="0.852574833234">
                <text:p>0.852574833234</text:p>
              </table:table-cell>
              <table:table-cell office:value-type="float" office:value="0.861303114891">
                <text:p>0.861303114891</text:p>
              </table:table-cell>
              <table:table-cell office:value-type="float" office:value="0.860382000605">
                <text:p>0.860382000605</text:p>
              </table:table-cell>
              <table:table-cell office:value-type="float" office:value="0.903759566943">
                <text:p>0.903759566943</text:p>
              </table:table-cell>
              <table:table-cell office:value-type="float" office:value="0.90116396745">
                <text:p>0.90116396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268cm" svg:y="0.349cm" chart:style-name="ch2">
          <text:p>Std. de 30 ejecuciones del tiempo computacional</text:p>
        </chart:title>
        <chart:legend chart:legend-position="end" svg:x="15.1cm" svg:y="4.301cm" style:legend-expansion="high" chart:style-name="ch3"/>
        <chart:plot-area chart:style-name="ch4" table:cell-range-address="Sheet1.I30:Sheet1.R34" chart:data-source-has-labels="both" svg:x="1.418cm" svg:y="1.367cm" svg:width="13.275cm" svg:height="8.133cm">
          <chartooo:coordinate-region svg:x="2.145cm" svg:y="1.566cm" svg:width="12.269cm" svg:height="7.287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30:Sheet1.R30"/>
          </chart:axis>
          <chart:axis chart:dimension="y" chart:name="primary-y" chart:style-name="ch5">
            <chart:title svg:x="0.451cm" svg:y="7.276cm" chart:style-name="ch7">
              <text:p>Std. tiempo en segundos</text:p>
            </chart:title>
            <chart:grid chart:style-name="ch8" chart:class="major"/>
          </chart:axis>
          <chart:series chart:style-name="ch9" chart:values-cell-range-address="Sheet1.J31:Sheet1.R31" chart:label-cell-address="Sheet1.I31:Sheet1.I31" chart:class="chart:line">
            <chart:data-point chart:repeated="9"/>
          </chart:series>
          <chart:series chart:style-name="ch10" chart:values-cell-range-address="Sheet1.J32:Sheet1.R32" chart:label-cell-address="Sheet1.I32:Sheet1.I32" chart:class="chart:line">
            <chart:data-point chart:repeated="9"/>
          </chart:series>
          <chart:series chart:style-name="ch11" chart:values-cell-range-address="Sheet1.J33:Sheet1.R33" chart:label-cell-address="Sheet1.I33:Sheet1.I33" chart:class="chart:line">
            <chart:data-point chart:repeated="9"/>
          </chart:series>
          <chart:series chart:style-name="ch12" chart:values-cell-range-address="Sheet1.J34:Sheet1.R34" chart:label-cell-address="Sheet1.I34:Sheet1.I34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30:Sheet1.R3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31:Sheet1.I31</svg:desc>
                </draw:g>
              </table:table-cell>
              <table:table-cell office:value-type="float" office:value="0.160540983213">
                <text:p>0.160540983213</text:p>
                <draw:g>
                  <svg:desc>Sheet1.J31:Sheet1.R31</svg:desc>
                </draw:g>
              </table:table-cell>
              <table:table-cell office:value-type="float" office:value="0.314585774467">
                <text:p>0.314585774467</text:p>
              </table:table-cell>
              <table:table-cell office:value-type="float" office:value="0.497061523898">
                <text:p>0.497061523898</text:p>
              </table:table-cell>
              <table:table-cell office:value-type="float" office:value="0.708783966428">
                <text:p>0.708783966428</text:p>
              </table:table-cell>
              <table:table-cell office:value-type="float" office:value="1.13171194267">
                <text:p>1.13171194267</text:p>
              </table:table-cell>
              <table:table-cell office:value-type="float" office:value="1.57850234151">
                <text:p>1.57850234151</text:p>
              </table:table-cell>
              <table:table-cell office:value-type="float" office:value="2.24256523979">
                <text:p>2.24256523979</text:p>
              </table:table-cell>
              <table:table-cell office:value-type="float" office:value="3.01375157069">
                <text:p>3.01375157069</text:p>
              </table:table-cell>
              <table:table-cell office:value-type="float" office:value="3.42232141537">
                <text:p>3.42232141537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32:Sheet1.I32</svg:desc>
                </draw:g>
              </table:table-cell>
              <table:table-cell office:value-type="float" office:value="0.140858697347">
                <text:p>0.140858697347</text:p>
                <draw:g>
                  <svg:desc>Sheet1.J32:Sheet1.R32</svg:desc>
                </draw:g>
              </table:table-cell>
              <table:table-cell office:value-type="float" office:value="0.678997869356">
                <text:p>0.678997869356</text:p>
              </table:table-cell>
              <table:table-cell office:value-type="float" office:value="1.07636283249">
                <text:p>1.07636283249</text:p>
              </table:table-cell>
              <table:table-cell office:value-type="float" office:value="1.68350838671">
                <text:p>1.68350838671</text:p>
              </table:table-cell>
              <table:table-cell office:value-type="float" office:value="1.92302293887">
                <text:p>1.92302293887</text:p>
              </table:table-cell>
              <table:table-cell office:value-type="float" office:value="2.68595280855">
                <text:p>2.68595280855</text:p>
              </table:table-cell>
              <table:table-cell office:value-type="float" office:value="2.9529521794">
                <text:p>2.9529521794</text:p>
              </table:table-cell>
              <table:table-cell office:value-type="float" office:value="2.79819328986">
                <text:p>2.79819328986</text:p>
              </table:table-cell>
              <table:table-cell office:value-type="float" office:value="4.54784224694">
                <text:p>4.54784224694</text:p>
              </table:table-cell>
            </table:table-row>
            <table:table-row>
              <table:table-cell office:value-type="string">
                <text:p>Mehrotra</text:p>
                <draw:g>
                  <svg:desc>Sheet1.I33:Sheet1.I33</svg:desc>
                </draw:g>
              </table:table-cell>
              <table:table-cell office:value-type="float" office:value="0.0126289571519">
                <text:p>0.0126289571519</text:p>
                <draw:g>
                  <svg:desc>Sheet1.J33:Sheet1.R33</svg:desc>
                </draw:g>
              </table:table-cell>
              <table:table-cell office:value-type="float" office:value="0.0418025368281">
                <text:p>0.0418025368281</text:p>
              </table:table-cell>
              <table:table-cell office:value-type="float" office:value="0.0504390914352">
                <text:p>0.0504390914352</text:p>
              </table:table-cell>
              <table:table-cell office:value-type="float" office:value="0.0824557312263">
                <text:p>0.0824557312263</text:p>
              </table:table-cell>
              <table:table-cell office:value-type="float" office:value="0.136808038786">
                <text:p>0.136808038786</text:p>
              </table:table-cell>
              <table:table-cell office:value-type="float" office:value="0.141643791577">
                <text:p>0.141643791577</text:p>
              </table:table-cell>
              <table:table-cell office:value-type="float" office:value="0.192777493216">
                <text:p>0.192777493216</text:p>
              </table:table-cell>
              <table:table-cell office:value-type="float" office:value="0.22587575289">
                <text:p>0.22587575289</text:p>
              </table:table-cell>
              <table:table-cell office:value-type="float" office:value="0.244470162681">
                <text:p>0.244470162681</text:p>
              </table:table-cell>
            </table:table-row>
            <table:table-row>
              <table:table-cell office:value-type="string">
                <text:p>Simplex</text:p>
                <draw:g>
                  <svg:desc>Sheet1.I34:Sheet1.I34</svg:desc>
                </draw:g>
              </table:table-cell>
              <table:table-cell office:value-type="float" office:value="0.0589207288397">
                <text:p>0.0589207288397</text:p>
                <draw:g>
                  <svg:desc>Sheet1.J34:Sheet1.R34</svg:desc>
                </draw:g>
              </table:table-cell>
              <table:table-cell office:value-type="float" office:value="0.109266897745">
                <text:p>0.109266897745</text:p>
              </table:table-cell>
              <table:table-cell office:value-type="float" office:value="0.15605079079">
                <text:p>0.15605079079</text:p>
              </table:table-cell>
              <table:table-cell office:value-type="float" office:value="0.177092887875">
                <text:p>0.177092887875</text:p>
              </table:table-cell>
              <table:table-cell office:value-type="float" office:value="0.192686762244">
                <text:p>0.192686762244</text:p>
              </table:table-cell>
              <table:table-cell office:value-type="float" office:value="0.192217979738">
                <text:p>0.192217979738</text:p>
              </table:table-cell>
              <table:table-cell office:value-type="float" office:value="0.183642274851">
                <text:p>0.183642274851</text:p>
              </table:table-cell>
              <table:table-cell office:value-type="float" office:value="0.197945653339">
                <text:p>0.197945653339</text:p>
              </table:table-cell>
              <table:table-cell office:value-type="float" office:value="0.202716845765">
                <text:p>0.202716845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691cm" svg:y="0.349cm" chart:style-name="ch2">
          <text:p>Std. de 30 ejecuciones de la función objetivo</text:p>
        </chart:title>
        <chart:legend chart:legend-position="end" svg:x="15.1cm" svg:y="4.301cm" style:legend-expansion="high" chart:style-name="ch3"/>
        <chart:plot-area chart:style-name="ch4" table:cell-range-address="Sheet1.I38:Sheet1.R42" chart:data-source-has-labels="both" svg:x="1.418cm" svg:y="1.367cm" svg:width="13.275cm" svg:height="8.133cm">
          <chartooo:coordinate-region svg:x="2.33cm" svg:y="1.567cm" svg:width="12.083cm" svg:height="7.286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38:Sheet1.R38"/>
          </chart:axis>
          <chart:axis chart:dimension="y" chart:name="primary-y" chart:style-name="ch5">
            <chart:title svg:x="0.451cm" svg:y="7.342cm" chart:style-name="ch7">
              <text:p>Std. de la función objetivo</text:p>
            </chart:title>
            <chart:grid chart:style-name="ch8" chart:class="major"/>
          </chart:axis>
          <chart:series chart:style-name="ch9" chart:values-cell-range-address="Sheet1.J39:Sheet1.R39" chart:label-cell-address="Sheet1.I39:Sheet1.I39" chart:class="chart:line">
            <chart:data-point chart:repeated="9"/>
          </chart:series>
          <chart:series chart:style-name="ch10" chart:values-cell-range-address="Sheet1.J40:Sheet1.R40" chart:label-cell-address="Sheet1.I40:Sheet1.I40" chart:class="chart:line">
            <chart:data-point chart:repeated="9"/>
          </chart:series>
          <chart:series chart:style-name="ch11" chart:values-cell-range-address="Sheet1.J41:Sheet1.R41" chart:label-cell-address="Sheet1.I41:Sheet1.I41" chart:class="chart:line">
            <chart:data-point chart:repeated="9"/>
          </chart:series>
          <chart:series chart:style-name="ch12" chart:values-cell-range-address="Sheet1.J42:Sheet1.R42" chart:label-cell-address="Sheet1.I42:Sheet1.I42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38:Sheet1.R3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39:Sheet1.I39</svg:desc>
                </draw:g>
              </table:table-cell>
              <table:table-cell office:value-type="float" office:value="0.138382775686">
                <text:p>0.138382775686</text:p>
                <draw:g>
                  <svg:desc>Sheet1.J39:Sheet1.R39</svg:desc>
                </draw:g>
              </table:table-cell>
              <table:table-cell office:value-type="float" office:value="0.0348231851576">
                <text:p>0.0348231851576</text:p>
              </table:table-cell>
              <table:table-cell office:value-type="float" office:value="0.0339553299195">
                <text:p>0.0339553299195</text:p>
              </table:table-cell>
              <table:table-cell office:value-type="float" office:value="0.0335631539089">
                <text:p>0.0335631539089</text:p>
              </table:table-cell>
              <table:table-cell office:value-type="float" office:value="0.0332928235615">
                <text:p>0.0332928235615</text:p>
              </table:table-cell>
              <table:table-cell office:value-type="float" office:value="0.0330739265631">
                <text:p>0.0330739265631</text:p>
              </table:table-cell>
              <table:table-cell office:value-type="float" office:value="0.0329599014001">
                <text:p>0.0329599014001</text:p>
              </table:table-cell>
              <table:table-cell office:value-type="float" office:value="0.0327956724411">
                <text:p>0.0327956724411</text:p>
              </table:table-cell>
              <table:table-cell office:value-type="float" office:value="0.032696482973">
                <text:p>0.032696482973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40:Sheet1.I40</svg:desc>
                </draw:g>
              </table:table-cell>
              <table:table-cell office:value-type="float" office:value="0.138374793654">
                <text:p>0.138374793654</text:p>
                <draw:g>
                  <svg:desc>Sheet1.J40:Sheet1.R40</svg:desc>
                </draw:g>
              </table:table-cell>
              <table:table-cell office:value-type="float" office:value="0.0347761063765">
                <text:p>0.0347761063765</text:p>
              </table:table-cell>
              <table:table-cell office:value-type="float" office:value="0.0338886924344">
                <text:p>0.0338886924344</text:p>
              </table:table-cell>
              <table:table-cell office:value-type="float" office:value="0.0334980351792">
                <text:p>0.0334980351792</text:p>
              </table:table-cell>
              <table:table-cell office:value-type="float" office:value="0.0332338659901">
                <text:p>0.0332338659901</text:p>
              </table:table-cell>
              <table:table-cell office:value-type="float" office:value="0.0330214752646">
                <text:p>0.0330214752646</text:p>
              </table:table-cell>
              <table:table-cell office:value-type="float" office:value="0.0329120303128">
                <text:p>0.0329120303128</text:p>
              </table:table-cell>
              <table:table-cell office:value-type="float" office:value="0.0327616245154">
                <text:p>0.0327616245154</text:p>
              </table:table-cell>
              <table:table-cell office:value-type="float" office:value="0.0326641514063">
                <text:p>0.0326641514063</text:p>
              </table:table-cell>
            </table:table-row>
            <table:table-row>
              <table:table-cell office:value-type="string">
                <text:p>Mehrotra</text:p>
                <draw:g>
                  <svg:desc>Sheet1.I41:Sheet1.I41</svg:desc>
                </draw:g>
              </table:table-cell>
              <table:table-cell office:value-type="float" office:value="0.231729578829">
                <text:p>0.231729578829</text:p>
                <draw:g>
                  <svg:desc>Sheet1.J41:Sheet1.R41</svg:desc>
                </draw:g>
              </table:table-cell>
              <table:table-cell office:value-type="float" office:value="0.0817652700873">
                <text:p>0.0817652700873</text:p>
              </table:table-cell>
              <table:table-cell office:value-type="float" office:value="0.0570236643353">
                <text:p>0.0570236643353</text:p>
              </table:table-cell>
              <table:table-cell office:value-type="float" office:value="0.0478075660551">
                <text:p>0.0478075660551</text:p>
              </table:table-cell>
              <table:table-cell office:value-type="float" office:value="0.0382081242501">
                <text:p>0.0382081242501</text:p>
              </table:table-cell>
              <table:table-cell office:value-type="float" office:value="0.0330266356575">
                <text:p>0.0330266356575</text:p>
              </table:table-cell>
              <table:table-cell office:value-type="float" office:value="0.0314313377037">
                <text:p>0.0314313377037</text:p>
              </table:table-cell>
              <table:table-cell office:value-type="float" office:value="0.0288360957093">
                <text:p>0.0288360957093</text:p>
              </table:table-cell>
              <table:table-cell office:value-type="float" office:value="0.0282337884276">
                <text:p>0.0282337884276</text:p>
              </table:table-cell>
            </table:table-row>
            <table:table-row>
              <table:table-cell office:value-type="string">
                <text:p>Simplex</text:p>
                <draw:g>
                  <svg:desc>Sheet1.I42:Sheet1.I42</svg:desc>
                </draw:g>
              </table:table-cell>
              <table:table-cell office:value-type="float" office:value="0.291581556289">
                <text:p>0.291581556289</text:p>
                <draw:g>
                  <svg:desc>Sheet1.J42:Sheet1.R42</svg:desc>
                </draw:g>
              </table:table-cell>
              <table:table-cell office:value-type="float" office:value="0.0775279627865">
                <text:p>0.0775279627865</text:p>
              </table:table-cell>
              <table:table-cell office:value-type="float" office:value="0.0754903327304">
                <text:p>0.0754903327304</text:p>
              </table:table-cell>
              <table:table-cell office:value-type="float" office:value="0.0746128152317">
                <text:p>0.0746128152317</text:p>
              </table:table-cell>
              <table:table-cell office:value-type="float" office:value="0.0851110884413">
                <text:p>0.0851110884413</text:p>
              </table:table-cell>
              <table:table-cell office:value-type="float" office:value="0.078582974429">
                <text:p>0.078582974429</text:p>
              </table:table-cell>
              <table:table-cell office:value-type="float" office:value="0.0792118495545">
                <text:p>0.0792118495545</text:p>
              </table:table-cell>
              <table:table-cell office:value-type="float" office:value="0.0748338497383">
                <text:p>0.0748338497383</text:p>
              </table:table-cell>
              <table:table-cell office:value-type="float" office:value="0.088928363574">
                <text:p>0.088928363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228cm" svg:y="0.349cm" chart:style-name="ch2">
          <text:p>Std. de 30 ejecuciones del número de iteraciones</text:p>
        </chart:title>
        <chart:legend chart:legend-position="end" svg:x="15.1cm" svg:y="4.301cm" style:legend-expansion="high" chart:style-name="ch3"/>
        <chart:plot-area chart:style-name="ch4" table:cell-range-address="Sheet1.I45:Sheet1.R49" chart:data-source-has-labels="both" svg:x="1.418cm" svg:y="1.367cm" svg:width="13.275cm" svg:height="8.133cm">
          <chartooo:coordinate-region svg:x="2.225cm" svg:y="1.566cm" svg:width="12.188cm" svg:height="7.287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45:Sheet1.R45"/>
          </chart:axis>
          <chart:axis chart:dimension="y" chart:name="primary-y" chart:style-name="ch5">
            <chart:title svg:x="0.451cm" svg:y="7.686cm" chart:style-name="ch7">
              <text:p>Std. del número de iteraciones</text:p>
            </chart:title>
            <chart:grid chart:style-name="ch8" chart:class="major"/>
          </chart:axis>
          <chart:series chart:style-name="ch9" chart:values-cell-range-address="Sheet1.J46:Sheet1.R46" chart:label-cell-address="Sheet1.I46:Sheet1.I46" chart:class="chart:line">
            <chart:data-point chart:repeated="9"/>
          </chart:series>
          <chart:series chart:style-name="ch10" chart:values-cell-range-address="Sheet1.J47:Sheet1.R47" chart:label-cell-address="Sheet1.I47:Sheet1.I47" chart:class="chart:line">
            <chart:data-point chart:repeated="9"/>
          </chart:series>
          <chart:series chart:style-name="ch11" chart:values-cell-range-address="Sheet1.J48:Sheet1.R48" chart:label-cell-address="Sheet1.I48:Sheet1.I48" chart:class="chart:line">
            <chart:data-point chart:repeated="9"/>
          </chart:series>
          <chart:series chart:style-name="ch12" chart:values-cell-range-address="Sheet1.J49:Sheet1.R49" chart:label-cell-address="Sheet1.I49:Sheet1.I49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45:Sheet1.R4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46:Sheet1.I46</svg:desc>
                </draw:g>
              </table:table-cell>
              <table:table-cell office:value-type="float" office:value="22.5546496808">
                <text:p>22.5546496808</text:p>
                <draw:g>
                  <svg:desc>Sheet1.J46:Sheet1.R46</svg:desc>
                </draw:g>
              </table:table-cell>
              <table:table-cell office:value-type="float" office:value="17.6422472743">
                <text:p>17.6422472743</text:p>
              </table:table-cell>
              <table:table-cell office:value-type="float" office:value="17.6335853794">
                <text:p>17.6335853794</text:p>
              </table:table-cell>
              <table:table-cell office:value-type="float" office:value="17.4043736521">
                <text:p>17.4043736521</text:p>
              </table:table-cell>
              <table:table-cell office:value-type="float" office:value="17.3992336996">
                <text:p>17.3992336996</text:p>
              </table:table-cell>
              <table:table-cell office:value-type="float" office:value="17.3122949246">
                <text:p>17.3122949246</text:p>
              </table:table-cell>
              <table:table-cell office:value-type="float" office:value="17.398243845">
                <text:p>17.398243845</text:p>
              </table:table-cell>
              <table:table-cell office:value-type="float" office:value="17.3525854622">
                <text:p>17.3525854622</text:p>
              </table:table-cell>
              <table:table-cell office:value-type="float" office:value="16.9931031762">
                <text:p>16.9931031762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47:Sheet1.I47</svg:desc>
                </draw:g>
              </table:table-cell>
              <table:table-cell office:value-type="float" office:value="0.179505493571">
                <text:p>0.179505493571</text:p>
                <draw:g>
                  <svg:desc>Sheet1.J47:Sheet1.R47</svg:desc>
                </draw:g>
              </table:table-cell>
              <table:table-cell office:value-type="float" office:value="3.88672955924">
                <text:p>3.88672955924</text:p>
              </table:table-cell>
              <table:table-cell office:value-type="float" office:value="5.03940031706">
                <text:p>5.03940031706</text:p>
              </table:table-cell>
              <table:table-cell office:value-type="float" office:value="7.41057802514">
                <text:p>7.41057802514</text:p>
              </table:table-cell>
              <table:table-cell office:value-type="float" office:value="6.47293510619">
                <text:p>6.47293510619</text:p>
              </table:table-cell>
              <table:table-cell office:value-type="float" office:value="7.85451038152">
                <text:p>7.85451038152</text:p>
              </table:table-cell>
              <table:table-cell office:value-type="float" office:value="6.57233258102">
                <text:p>6.57233258102</text:p>
              </table:table-cell>
              <table:table-cell office:value-type="float" office:value="5.92958683215">
                <text:p>5.92958683215</text:p>
              </table:table-cell>
              <table:table-cell office:value-type="float" office:value="8.6813337429">
                <text:p>8.6813337429</text:p>
              </table:table-cell>
            </table:table-row>
            <table:table-row>
              <table:table-cell office:value-type="string">
                <text:p>Mehrotra</text:p>
                <draw:g>
                  <svg:desc>Sheet1.I48:Sheet1.I48</svg:desc>
                </draw:g>
              </table:table-cell>
              <table:table-cell office:value-type="float" office:value="0.359010987142">
                <text:p>0.359010987142</text:p>
                <draw:g>
                  <svg:desc>Sheet1.J48:Sheet1.R48</svg:desc>
                </draw:g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  <table:table-cell office:value-type="float" office:value="0.359010987142">
                <text:p>0.359010987142</text:p>
              </table:table-cell>
            </table:table-row>
            <table:table-row>
              <table:table-cell office:value-type="string">
                <text:p>Simplex</text:p>
                <draw:g>
                  <svg:desc>Sheet1.I49:Sheet1.I49</svg:desc>
                </draw:g>
              </table:table-cell>
              <table:table-cell office:value-type="float" office:value="43.7010551614">
                <text:p>43.7010551614</text:p>
                <draw:g>
                  <svg:desc>Sheet1.J49:Sheet1.R49</svg:desc>
                </draw:g>
              </table:table-cell>
              <table:table-cell office:value-type="float" office:value="74.8037135145">
                <text:p>74.8037135145</text:p>
              </table:table-cell>
              <table:table-cell office:value-type="float" office:value="107.322546042">
                <text:p>107.322546042</text:p>
              </table:table-cell>
              <table:table-cell office:value-type="float" office:value="122.0940621">
                <text:p>122.0940621</text:p>
              </table:table-cell>
              <table:table-cell office:value-type="float" office:value="124.060939327">
                <text:p>124.060939327</text:p>
              </table:table-cell>
              <table:table-cell office:value-type="float" office:value="127.006653369">
                <text:p>127.006653369</text:p>
              </table:table-cell>
              <table:table-cell office:value-type="float" office:value="116.397694708">
                <text:p>116.397694708</text:p>
              </table:table-cell>
              <table:table-cell office:value-type="float" office:value="123.369075902">
                <text:p>123.369075902</text:p>
              </table:table-cell>
              <table:table-cell office:value-type="float" office:value="126.596559546">
                <text:p>126.5965595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